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5181in"/>
    </style:style>
    <style:style style:name="co5" style:family="table-column">
      <style:table-column-properties fo:break-before="auto" style:column-width="0.8819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g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//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enN</text:p>
          </table:table-cell>
          <table:table-cell office:value-type="string" calcext:value-type="string">
            <text:p>camerasList</text:p>
          </table:table-cell>
          <table:table-cell table:number-columns-repeated="4"/>
        </table:table-row>
        <table:table-row table:style-name="ro1">
          <table:table-cell office:value-type="float" office:value="1.45369" calcext:value-type="float">
            <text:p>1.45369</text:p>
          </table:table-cell>
          <table:table-cell office:value-type="float" office:value="-0.759959" calcext:value-type="float">
            <text:p>-0.759959</text:p>
          </table:table-cell>
          <table:table-cell office:value-type="float" office:value="3.56264" calcext:value-type="float">
            <text:p>3.5626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47126" calcext:value-type="float">
            <text:p>1.47126</text:p>
          </table:table-cell>
          <table:table-cell office:value-type="float" office:value="-0.751819" calcext:value-type="float">
            <text:p>-0.751819</text:p>
          </table:table-cell>
          <table:table-cell office:value-type="float" office:value="3.53208" calcext:value-type="float">
            <text:p>3.532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6487" calcext:value-type="float">
            <text:p>1.36487</text:p>
          </table:table-cell>
          <table:table-cell office:value-type="float" office:value="-0.343581" calcext:value-type="float">
            <text:p>-0.343581</text:p>
          </table:table-cell>
          <table:table-cell office:value-type="float" office:value="3.75226" calcext:value-type="float">
            <text:p>3.75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0454" calcext:value-type="float">
            <text:p>1.80454</text:p>
          </table:table-cell>
          <table:table-cell office:value-type="float" office:value="-0.309316" calcext:value-type="float">
            <text:p>-0.309316</text:p>
          </table:table-cell>
          <table:table-cell office:value-type="float" office:value="3.86723" calcext:value-type="float">
            <text:p>3.867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76358" calcext:value-type="float">
            <text:p>1.76358</text:p>
          </table:table-cell>
          <table:table-cell office:value-type="float" office:value="-0.297778" calcext:value-type="float">
            <text:p>-0.297778</text:p>
          </table:table-cell>
          <table:table-cell office:value-type="float" office:value="3.86993" calcext:value-type="float">
            <text:p>3.86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2001" calcext:value-type="float">
            <text:p>1.82001</text:p>
          </table:table-cell>
          <table:table-cell office:value-type="float" office:value="-0.293411" calcext:value-type="float">
            <text:p>-0.293411</text:p>
          </table:table-cell>
          <table:table-cell office:value-type="float" office:value="3.84936" calcext:value-type="float">
            <text:p>3.84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283" calcext:value-type="float">
            <text:p>1.7283</text:p>
          </table:table-cell>
          <table:table-cell office:value-type="float" office:value="-0.290115" calcext:value-type="float">
            <text:p>-0.290115</text:p>
          </table:table-cell>
          <table:table-cell office:value-type="float" office:value="3.87097" calcext:value-type="float">
            <text:p>3.870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0103" calcext:value-type="float">
            <text:p>1.80103</text:p>
          </table:table-cell>
          <table:table-cell office:value-type="float" office:value="-0.274126" calcext:value-type="float">
            <text:p>-0.274126</text:p>
          </table:table-cell>
          <table:table-cell office:value-type="float" office:value="3.84653" calcext:value-type="float">
            <text:p>3.846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2225" calcext:value-type="float">
            <text:p>1.82225</text:p>
          </table:table-cell>
          <table:table-cell office:value-type="float" office:value="-0.220063" calcext:value-type="float">
            <text:p>-0.220063</text:p>
          </table:table-cell>
          <table:table-cell office:value-type="float" office:value="3.86844" calcext:value-type="float">
            <text:p>3.868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52478" calcext:value-type="float">
            <text:p>1.52478</text:p>
          </table:table-cell>
          <table:table-cell office:value-type="float" office:value="0.0776966" calcext:value-type="float">
            <text:p>0.0776966</text:p>
          </table:table-cell>
          <table:table-cell office:value-type="float" office:value="3.40424" calcext:value-type="float">
            <text:p>3.40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3035" calcext:value-type="float">
            <text:p>1.53035</text:p>
          </table:table-cell>
          <table:table-cell office:value-type="float" office:value="0.163278" calcext:value-type="float">
            <text:p>0.163278</text:p>
          </table:table-cell>
          <table:table-cell office:value-type="float" office:value="3.34182" calcext:value-type="float">
            <text:p>3.341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6535" calcext:value-type="float">
            <text:p>1.56535</text:p>
          </table:table-cell>
          <table:table-cell office:value-type="float" office:value="0.188262" calcext:value-type="float">
            <text:p>0.188262</text:p>
          </table:table-cell>
          <table:table-cell office:value-type="float" office:value="3.39957" calcext:value-type="float">
            <text:p>3.3995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42054" calcext:value-type="float">
            <text:p>1.42054</text:p>
          </table:table-cell>
          <table:table-cell office:value-type="float" office:value="-0.911326" calcext:value-type="float">
            <text:p>-0.911326</text:p>
          </table:table-cell>
          <table:table-cell office:value-type="float" office:value="3.58876" calcext:value-type="float">
            <text:p>3.58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2453" calcext:value-type="float">
            <text:p>1.52453</text:p>
          </table:table-cell>
          <table:table-cell office:value-type="float" office:value="-0.917621" calcext:value-type="float">
            <text:p>-0.917621</text:p>
          </table:table-cell>
          <table:table-cell office:value-type="float" office:value="3.63835" calcext:value-type="float">
            <text:p>3.638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31095" calcext:value-type="float">
            <text:p>1.31095</text:p>
          </table:table-cell>
          <table:table-cell office:value-type="float" office:value="-0.879502" calcext:value-type="float">
            <text:p>-0.879502</text:p>
          </table:table-cell>
          <table:table-cell office:value-type="float" office:value="3.58778" calcext:value-type="float">
            <text:p>3.587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3909" calcext:value-type="float">
            <text:p>1.43909</text:p>
          </table:table-cell>
          <table:table-cell office:value-type="float" office:value="-0.872105" calcext:value-type="float">
            <text:p>-0.872105</text:p>
          </table:table-cell>
          <table:table-cell office:value-type="float" office:value="3.57417" calcext:value-type="float">
            <text:p>3.574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351" calcext:value-type="float">
            <text:p>1.3351</text:p>
          </table:table-cell>
          <table:table-cell office:value-type="float" office:value="-0.856095" calcext:value-type="float">
            <text:p>-0.856095</text:p>
          </table:table-cell>
          <table:table-cell office:value-type="float" office:value="3.59675" calcext:value-type="float">
            <text:p>3.59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42764" calcext:value-type="float">
            <text:p>1.42764</text:p>
          </table:table-cell>
          <table:table-cell office:value-type="float" office:value="-0.732188" calcext:value-type="float">
            <text:p>-0.732188</text:p>
          </table:table-cell>
          <table:table-cell office:value-type="float" office:value="3.5511" calcext:value-type="float">
            <text:p>3.55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52768" calcext:value-type="float">
            <text:p>1.52768</text:p>
          </table:table-cell>
          <table:table-cell office:value-type="float" office:value="0.0923994" calcext:value-type="float">
            <text:p>0.0923994</text:p>
          </table:table-cell>
          <table:table-cell office:value-type="float" office:value="3.39228" calcext:value-type="float">
            <text:p>3.392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6156" calcext:value-type="float">
            <text:p>1.66156</text:p>
          </table:table-cell>
          <table:table-cell office:value-type="float" office:value="0.108946" calcext:value-type="float">
            <text:p>0.108946</text:p>
          </table:table-cell>
          <table:table-cell office:value-type="float" office:value="3.39932" calcext:value-type="float">
            <text:p>3.399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0088" calcext:value-type="float">
            <text:p>1.70088</text:p>
          </table:table-cell>
          <table:table-cell office:value-type="float" office:value="0.132957" calcext:value-type="float">
            <text:p>0.132957</text:p>
          </table:table-cell>
          <table:table-cell office:value-type="float" office:value="3.48881" calcext:value-type="float">
            <text:p>3.488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9732" calcext:value-type="float">
            <text:p>1.49732</text:p>
          </table:table-cell>
          <table:table-cell office:value-type="float" office:value="0.133501" calcext:value-type="float">
            <text:p>0.133501</text:p>
          </table:table-cell>
          <table:table-cell office:value-type="float" office:value="3.3646" calcext:value-type="float">
            <text:p>3.36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6706" calcext:value-type="float">
            <text:p>1.56706</text:p>
          </table:table-cell>
          <table:table-cell office:value-type="float" office:value="0.144224" calcext:value-type="float">
            <text:p>0.144224</text:p>
          </table:table-cell>
          <table:table-cell office:value-type="float" office:value="3.3616" calcext:value-type="float">
            <text:p>3.3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4893" calcext:value-type="float">
            <text:p>1.54893</text:p>
          </table:table-cell>
          <table:table-cell office:value-type="float" office:value="0.161924" calcext:value-type="float">
            <text:p>0.161924</text:p>
          </table:table-cell>
          <table:table-cell office:value-type="float" office:value="3.35119" calcext:value-type="float">
            <text:p>3.351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2915" calcext:value-type="float">
            <text:p>1.62915</text:p>
          </table:table-cell>
          <table:table-cell office:value-type="float" office:value="0.181221" calcext:value-type="float">
            <text:p>0.181221</text:p>
          </table:table-cell>
          <table:table-cell office:value-type="float" office:value="3.44937" calcext:value-type="float">
            <text:p>3.4493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4622" calcext:value-type="float">
            <text:p>1.54622</text:p>
          </table:table-cell>
          <table:table-cell office:value-type="float" office:value="0.190196" calcext:value-type="float">
            <text:p>0.190196</text:p>
          </table:table-cell>
          <table:table-cell office:value-type="float" office:value="3.39197" calcext:value-type="float">
            <text:p>3.391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62211" calcext:value-type="float">
            <text:p>1.62211</text:p>
          </table:table-cell>
          <table:table-cell office:value-type="float" office:value="0.188042" calcext:value-type="float">
            <text:p>0.188042</text:p>
          </table:table-cell>
          <table:table-cell office:value-type="float" office:value="3.33841" calcext:value-type="float">
            <text:p>3.3384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6102" calcext:value-type="float">
            <text:p>1.26102</text:p>
          </table:table-cell>
          <table:table-cell office:value-type="float" office:value="-0.972429" calcext:value-type="float">
            <text:p>-0.972429</text:p>
          </table:table-cell>
          <table:table-cell office:value-type="float" office:value="3.6245" calcext:value-type="float">
            <text:p>3.62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7221" calcext:value-type="float">
            <text:p>1.57221</text:p>
          </table:table-cell>
          <table:table-cell office:value-type="float" office:value="-0.958022" calcext:value-type="float">
            <text:p>-0.958022</text:p>
          </table:table-cell>
          <table:table-cell office:value-type="float" office:value="3.61222" calcext:value-type="float">
            <text:p>3.61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30064" calcext:value-type="float">
            <text:p>1.30064</text:p>
          </table:table-cell>
          <table:table-cell office:value-type="float" office:value="-0.934259" calcext:value-type="float">
            <text:p>-0.934259</text:p>
          </table:table-cell>
          <table:table-cell office:value-type="float" office:value="3.62034" calcext:value-type="float">
            <text:p>3.6203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35734" calcext:value-type="float">
            <text:p>1.35734</text:p>
          </table:table-cell>
          <table:table-cell office:value-type="float" office:value="-0.925711" calcext:value-type="float">
            <text:p>-0.925711</text:p>
          </table:table-cell>
          <table:table-cell office:value-type="float" office:value="3.61118" calcext:value-type="float">
            <text:p>3.61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42226" calcext:value-type="float">
            <text:p>1.42226</text:p>
          </table:table-cell>
          <table:table-cell office:value-type="float" office:value="-0.927554" calcext:value-type="float">
            <text:p>-0.927554</text:p>
          </table:table-cell>
          <table:table-cell office:value-type="float" office:value="3.63434" calcext:value-type="float">
            <text:p>3.634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1836" calcext:value-type="float">
            <text:p>1.51836</text:p>
          </table:table-cell>
          <table:table-cell office:value-type="float" office:value="-0.929149" calcext:value-type="float">
            <text:p>-0.929149</text:p>
          </table:table-cell>
          <table:table-cell office:value-type="float" office:value="3.66083" calcext:value-type="float">
            <text:p>3.660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3776" calcext:value-type="float">
            <text:p>1.33776</text:p>
          </table:table-cell>
          <table:table-cell office:value-type="float" office:value="-0.885831" calcext:value-type="float">
            <text:p>-0.885831</text:p>
          </table:table-cell>
          <table:table-cell office:value-type="float" office:value="3.59002" calcext:value-type="float">
            <text:p>3.59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9744" calcext:value-type="float">
            <text:p>1.29744</text:p>
          </table:table-cell>
          <table:table-cell office:value-type="float" office:value="-0.888329" calcext:value-type="float">
            <text:p>-0.888329</text:p>
          </table:table-cell>
          <table:table-cell office:value-type="float" office:value="3.61804" calcext:value-type="float">
            <text:p>3.618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0059" calcext:value-type="float">
            <text:p>1.50059</text:p>
          </table:table-cell>
          <table:table-cell office:value-type="float" office:value="-0.893614" calcext:value-type="float">
            <text:p>-0.893614</text:p>
          </table:table-cell>
          <table:table-cell office:value-type="float" office:value="3.6515" calcext:value-type="float">
            <text:p>3.65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34542" calcext:value-type="float">
            <text:p>1.34542</text:p>
          </table:table-cell>
          <table:table-cell office:value-type="float" office:value="-0.849469" calcext:value-type="float">
            <text:p>-0.849469</text:p>
          </table:table-cell>
          <table:table-cell office:value-type="float" office:value="3.57001" calcext:value-type="float">
            <text:p>3.57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0545" calcext:value-type="float">
            <text:p>1.30545</text:p>
          </table:table-cell>
          <table:table-cell office:value-type="float" office:value="-0.848716" calcext:value-type="float">
            <text:p>-0.848716</text:p>
          </table:table-cell>
          <table:table-cell office:value-type="float" office:value="3.57621" calcext:value-type="float">
            <text:p>3.576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7799" calcext:value-type="float">
            <text:p>1.37799</text:p>
          </table:table-cell>
          <table:table-cell office:value-type="float" office:value="-0.830822" calcext:value-type="float">
            <text:p>-0.830822</text:p>
          </table:table-cell>
          <table:table-cell office:value-type="float" office:value="3.54027" calcext:value-type="float">
            <text:p>3.54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0127" calcext:value-type="float">
            <text:p>1.50127</text:p>
          </table:table-cell>
          <table:table-cell office:value-type="float" office:value="-0.843359" calcext:value-type="float">
            <text:p>-0.843359</text:p>
          </table:table-cell>
          <table:table-cell office:value-type="float" office:value="3.61832" calcext:value-type="float">
            <text:p>3.618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1369" calcext:value-type="float">
            <text:p>1.51369</text:p>
          </table:table-cell>
          <table:table-cell office:value-type="float" office:value="-0.811646" calcext:value-type="float">
            <text:p>-0.811646</text:p>
          </table:table-cell>
          <table:table-cell office:value-type="float" office:value="3.60746" calcext:value-type="float">
            <text:p>3.60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30098" calcext:value-type="float">
            <text:p>1.30098</text:p>
          </table:table-cell>
          <table:table-cell office:value-type="float" office:value="-0.808739" calcext:value-type="float">
            <text:p>-0.808739</text:p>
          </table:table-cell>
          <table:table-cell office:value-type="float" office:value="3.59029" calcext:value-type="float">
            <text:p>3.5902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27829" calcext:value-type="float">
            <text:p>1.27829</text:p>
          </table:table-cell>
          <table:table-cell office:value-type="float" office:value="-0.783811" calcext:value-type="float">
            <text:p>-0.783811</text:p>
          </table:table-cell>
          <table:table-cell office:value-type="float" office:value="3.60506" calcext:value-type="float">
            <text:p>3.605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42326" calcext:value-type="float">
            <text:p>1.42326</text:p>
          </table:table-cell>
          <table:table-cell office:value-type="float" office:value="-0.756481" calcext:value-type="float">
            <text:p>-0.756481</text:p>
          </table:table-cell>
          <table:table-cell office:value-type="float" office:value="3.53482" calcext:value-type="float">
            <text:p>3.534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3122" calcext:value-type="float">
            <text:p>1.33122</text:p>
          </table:table-cell>
          <table:table-cell office:value-type="float" office:value="-0.739766" calcext:value-type="float">
            <text:p>-0.739766</text:p>
          </table:table-cell>
          <table:table-cell office:value-type="float" office:value="3.58085" calcext:value-type="float">
            <text:p>3.5808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1038" calcext:value-type="float">
            <text:p>1.41038</text:p>
          </table:table-cell>
          <table:table-cell office:value-type="float" office:value="-0.728577" calcext:value-type="float">
            <text:p>-0.728577</text:p>
          </table:table-cell>
          <table:table-cell office:value-type="float" office:value="3.53126" calcext:value-type="float">
            <text:p>3.531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8453" calcext:value-type="float">
            <text:p>1.28453</text:p>
          </table:table-cell>
          <table:table-cell office:value-type="float" office:value="-0.731337" calcext:value-type="float">
            <text:p>-0.731337</text:p>
          </table:table-cell>
          <table:table-cell office:value-type="float" office:value="3.57993" calcext:value-type="float">
            <text:p>3.579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37315" calcext:value-type="float">
            <text:p>1.37315</text:p>
          </table:table-cell>
          <table:table-cell office:value-type="float" office:value="-0.725483" calcext:value-type="float">
            <text:p>-0.725483</text:p>
          </table:table-cell>
          <table:table-cell office:value-type="float" office:value="3.57256" calcext:value-type="float">
            <text:p>3.5725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5082" calcext:value-type="float">
            <text:p>1.45082</text:p>
          </table:table-cell>
          <table:table-cell office:value-type="float" office:value="-0.726627" calcext:value-type="float">
            <text:p>-0.726627</text:p>
          </table:table-cell>
          <table:table-cell office:value-type="float" office:value="3.57683" calcext:value-type="float">
            <text:p>3.576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0549" calcext:value-type="float">
            <text:p>1.50549</text:p>
          </table:table-cell>
          <table:table-cell office:value-type="float" office:value="-0.710647" calcext:value-type="float">
            <text:p>-0.710647</text:p>
          </table:table-cell>
          <table:table-cell office:value-type="float" office:value="3.51219" calcext:value-type="float">
            <text:p>3.51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5494" calcext:value-type="float">
            <text:p>1.75494</text:p>
          </table:table-cell>
          <table:table-cell office:value-type="float" office:value="-0.273797" calcext:value-type="float">
            <text:p>-0.273797</text:p>
          </table:table-cell>
          <table:table-cell office:value-type="float" office:value="3.86826" calcext:value-type="float">
            <text:p>3.868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8056" calcext:value-type="float">
            <text:p>1.88056</text:p>
          </table:table-cell>
          <table:table-cell office:value-type="float" office:value="-0.260177" calcext:value-type="float">
            <text:p>-0.260177</text:p>
          </table:table-cell>
          <table:table-cell office:value-type="float" office:value="3.89819" calcext:value-type="float">
            <text:p>3.898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8327" calcext:value-type="float">
            <text:p>1.8327</text:p>
          </table:table-cell>
          <table:table-cell office:value-type="float" office:value="-0.243853" calcext:value-type="float">
            <text:p>-0.243853</text:p>
          </table:table-cell>
          <table:table-cell office:value-type="float" office:value="3.85614" calcext:value-type="float">
            <text:p>3.856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5957" calcext:value-type="float">
            <text:p>1.85957</text:p>
          </table:table-cell>
          <table:table-cell office:value-type="float" office:value="-0.237957" calcext:value-type="float">
            <text:p>-0.237957</text:p>
          </table:table-cell>
          <table:table-cell office:value-type="float" office:value="3.84993" calcext:value-type="float">
            <text:p>3.84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8587" calcext:value-type="float">
            <text:p>1.68587</text:p>
          </table:table-cell>
          <table:table-cell office:value-type="float" office:value="0.0562211" calcext:value-type="float">
            <text:p>0.0562211</text:p>
          </table:table-cell>
          <table:table-cell office:value-type="float" office:value="3.43513" calcext:value-type="float">
            <text:p>3.43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9831" calcext:value-type="float">
            <text:p>1.59831</text:p>
          </table:table-cell>
          <table:table-cell office:value-type="float" office:value="0.0769826" calcext:value-type="float">
            <text:p>0.0769826</text:p>
          </table:table-cell>
          <table:table-cell office:value-type="float" office:value="3.5013" calcext:value-type="float">
            <text:p>3.50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2652" calcext:value-type="float">
            <text:p>1.52652</text:p>
          </table:table-cell>
          <table:table-cell office:value-type="float" office:value="0.0886224" calcext:value-type="float">
            <text:p>0.0886224</text:p>
          </table:table-cell>
          <table:table-cell office:value-type="float" office:value="3.47151" calcext:value-type="float">
            <text:p>3.471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6287" calcext:value-type="float">
            <text:p>1.56287</text:p>
          </table:table-cell>
          <table:table-cell office:value-type="float" office:value="0.090229" calcext:value-type="float">
            <text:p>0.090229</text:p>
          </table:table-cell>
          <table:table-cell office:value-type="float" office:value="3.49848" calcext:value-type="float">
            <text:p>3.498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65917" calcext:value-type="float">
            <text:p>1.65917</text:p>
          </table:table-cell>
          <table:table-cell office:value-type="float" office:value="0.101123" calcext:value-type="float">
            <text:p>0.101123</text:p>
          </table:table-cell>
          <table:table-cell office:value-type="float" office:value="3.41203" calcext:value-type="float">
            <text:p>3.412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9824" calcext:value-type="float">
            <text:p>1.69824</text:p>
          </table:table-cell>
          <table:table-cell office:value-type="float" office:value="0.10245" calcext:value-type="float">
            <text:p>0.10245</text:p>
          </table:table-cell>
          <table:table-cell office:value-type="float" office:value="3.40812" calcext:value-type="float">
            <text:p>3.408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1068" calcext:value-type="float">
            <text:p>1.61068</text:p>
          </table:table-cell>
          <table:table-cell office:value-type="float" office:value="0.111183" calcext:value-type="float">
            <text:p>0.111183</text:p>
          </table:table-cell>
          <table:table-cell office:value-type="float" office:value="3.44291" calcext:value-type="float">
            <text:p>3.4429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67437" calcext:value-type="float">
            <text:p>1.67437</text:p>
          </table:table-cell>
          <table:table-cell office:value-type="float" office:value="0.139811" calcext:value-type="float">
            <text:p>0.139811</text:p>
          </table:table-cell>
          <table:table-cell office:value-type="float" office:value="3.48751" calcext:value-type="float">
            <text:p>3.487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62138" calcext:value-type="float">
            <text:p>1.62138</text:p>
          </table:table-cell>
          <table:table-cell office:value-type="float" office:value="0.149747" calcext:value-type="float">
            <text:p>0.149747</text:p>
          </table:table-cell>
          <table:table-cell office:value-type="float" office:value="3.46815" calcext:value-type="float">
            <text:p>3.468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7292" calcext:value-type="float">
            <text:p>1.7292</text:p>
          </table:table-cell>
          <table:table-cell office:value-type="float" office:value="0.166981" calcext:value-type="float">
            <text:p>0.166981</text:p>
          </table:table-cell>
          <table:table-cell office:value-type="float" office:value="3.48304" calcext:value-type="float">
            <text:p>3.483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0433" calcext:value-type="float">
            <text:p>1.50433</text:p>
          </table:table-cell>
          <table:table-cell office:value-type="float" office:value="0.163224" calcext:value-type="float">
            <text:p>0.163224</text:p>
          </table:table-cell>
          <table:table-cell office:value-type="float" office:value="3.34619" calcext:value-type="float">
            <text:p>3.346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2152" calcext:value-type="float">
            <text:p>1.62152</text:p>
          </table:table-cell>
          <table:table-cell office:value-type="float" office:value="0.178415" calcext:value-type="float">
            <text:p>0.178415</text:p>
          </table:table-cell>
          <table:table-cell office:value-type="float" office:value="3.32396" calcext:value-type="float">
            <text:p>3.32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0674" calcext:value-type="float">
            <text:p>1.50674</text:p>
          </table:table-cell>
          <table:table-cell office:value-type="float" office:value="0.200916" calcext:value-type="float">
            <text:p>0.200916</text:p>
          </table:table-cell>
          <table:table-cell office:value-type="float" office:value="3.41774" calcext:value-type="float">
            <text:p>3.417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85283" calcext:value-type="float">
            <text:p>1.85283</text:p>
          </table:table-cell>
          <table:table-cell office:value-type="float" office:value="0.204451" calcext:value-type="float">
            <text:p>0.204451</text:p>
          </table:table-cell>
          <table:table-cell office:value-type="float" office:value="3.37229" calcext:value-type="float">
            <text:p>3.37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3452" calcext:value-type="float">
            <text:p>1.73452</text:p>
          </table:table-cell>
          <table:table-cell office:value-type="float" office:value="0.207354" calcext:value-type="float">
            <text:p>0.207354</text:p>
          </table:table-cell>
          <table:table-cell office:value-type="float" office:value="3.35382" calcext:value-type="float">
            <text:p>3.353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2031" calcext:value-type="float">
            <text:p>1.52031</text:p>
          </table:table-cell>
          <table:table-cell office:value-type="float" office:value="0.248278" calcext:value-type="float">
            <text:p>0.248278</text:p>
          </table:table-cell>
          <table:table-cell office:value-type="float" office:value="3.39453" calcext:value-type="float">
            <text:p>3.3945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65421" calcext:value-type="float">
            <text:p>1.65421</text:p>
          </table:table-cell>
          <table:table-cell office:value-type="float" office:value="0.252165" calcext:value-type="float">
            <text:p>0.252165</text:p>
          </table:table-cell>
          <table:table-cell office:value-type="float" office:value="3.41477" calcext:value-type="float">
            <text:p>3.414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62196" calcext:value-type="float">
            <text:p>1.62196</text:p>
          </table:table-cell>
          <table:table-cell office:value-type="float" office:value="0.260812" calcext:value-type="float">
            <text:p>0.260812</text:p>
          </table:table-cell>
          <table:table-cell office:value-type="float" office:value="3.30377" calcext:value-type="float">
            <text:p>3.303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0025" calcext:value-type="float">
            <text:p>1.80025</text:p>
          </table:table-cell>
          <table:table-cell office:value-type="float" office:value="0.271497" calcext:value-type="float">
            <text:p>0.271497</text:p>
          </table:table-cell>
          <table:table-cell office:value-type="float" office:value="3.33098" calcext:value-type="float">
            <text:p>3.330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7322" calcext:value-type="float">
            <text:p>1.57322</text:p>
          </table:table-cell>
          <table:table-cell office:value-type="float" office:value="0.278242" calcext:value-type="float">
            <text:p>0.278242</text:p>
          </table:table-cell>
          <table:table-cell office:value-type="float" office:value="3.38962" calcext:value-type="float">
            <text:p>3.389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85658" calcext:value-type="float">
            <text:p>1.85658</text:p>
          </table:table-cell>
          <table:table-cell office:value-type="float" office:value="0.297775" calcext:value-type="float">
            <text:p>0.297775</text:p>
          </table:table-cell>
          <table:table-cell office:value-type="float" office:value="3.32581" calcext:value-type="float">
            <text:p>3.3258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9185" calcext:value-type="float">
            <text:p>1.39185</text:p>
          </table:table-cell>
          <table:table-cell office:value-type="float" office:value="-0.948013" calcext:value-type="float">
            <text:p>-0.948013</text:p>
          </table:table-cell>
          <table:table-cell office:value-type="float" office:value="3.5992" calcext:value-type="float">
            <text:p>3.5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6019" calcext:value-type="float">
            <text:p>1.56019</text:p>
          </table:table-cell>
          <table:table-cell office:value-type="float" office:value="-0.946079" calcext:value-type="float">
            <text:p>-0.946079</text:p>
          </table:table-cell>
          <table:table-cell office:value-type="float" office:value="3.5912" calcext:value-type="float">
            <text:p>3.5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0617" calcext:value-type="float">
            <text:p>1.30617</text:p>
          </table:table-cell>
          <table:table-cell office:value-type="float" office:value="-0.921604" calcext:value-type="float">
            <text:p>-0.921604</text:p>
          </table:table-cell>
          <table:table-cell office:value-type="float" office:value="3.60405" calcext:value-type="float">
            <text:p>3.604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4712" calcext:value-type="float">
            <text:p>1.34712</text:p>
          </table:table-cell>
          <table:table-cell office:value-type="float" office:value="-0.931872" calcext:value-type="float">
            <text:p>-0.931872</text:p>
          </table:table-cell>
          <table:table-cell office:value-type="float" office:value="3.6345" calcext:value-type="float">
            <text:p>3.6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283" calcext:value-type="float">
            <text:p>1.4283</text:p>
          </table:table-cell>
          <table:table-cell office:value-type="float" office:value="-0.928739" calcext:value-type="float">
            <text:p>-0.928739</text:p>
          </table:table-cell>
          <table:table-cell office:value-type="float" office:value="3.6361" calcext:value-type="float">
            <text:p>3.63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1242" calcext:value-type="float">
            <text:p>1.51242</text:p>
          </table:table-cell>
          <table:table-cell office:value-type="float" office:value="-0.930118" calcext:value-type="float">
            <text:p>-0.930118</text:p>
          </table:table-cell>
          <table:table-cell office:value-type="float" office:value="3.66043" calcext:value-type="float">
            <text:p>3.660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47268" calcext:value-type="float">
            <text:p>1.47268</text:p>
          </table:table-cell>
          <table:table-cell office:value-type="float" office:value="-0.904297" calcext:value-type="float">
            <text:p>-0.904297</text:p>
          </table:table-cell>
          <table:table-cell office:value-type="float" office:value="3.57907" calcext:value-type="float">
            <text:p>3.57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9961" calcext:value-type="float">
            <text:p>1.29961</text:p>
          </table:table-cell>
          <table:table-cell office:value-type="float" office:value="-0.888099" calcext:value-type="float">
            <text:p>-0.888099</text:p>
          </table:table-cell>
          <table:table-cell office:value-type="float" office:value="3.59067" calcext:value-type="float">
            <text:p>3.590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6481" calcext:value-type="float">
            <text:p>1.26481</text:p>
          </table:table-cell>
          <table:table-cell office:value-type="float" office:value="-0.84802" calcext:value-type="float">
            <text:p>-0.84802</text:p>
          </table:table-cell>
          <table:table-cell office:value-type="float" office:value="3.60202" calcext:value-type="float">
            <text:p>3.602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34249" calcext:value-type="float">
            <text:p>1.34249</text:p>
          </table:table-cell>
          <table:table-cell office:value-type="float" office:value="-0.843625" calcext:value-type="float">
            <text:p>-0.843625</text:p>
          </table:table-cell>
          <table:table-cell office:value-type="float" office:value="3.57409" calcext:value-type="float">
            <text:p>3.574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6152" calcext:value-type="float">
            <text:p>1.46152</text:p>
          </table:table-cell>
          <table:table-cell office:value-type="float" office:value="-0.810925" calcext:value-type="float">
            <text:p>-0.810925</text:p>
          </table:table-cell>
          <table:table-cell office:value-type="float" office:value="3.55177" calcext:value-type="float">
            <text:p>3.55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0657" calcext:value-type="float">
            <text:p>1.50657</text:p>
          </table:table-cell>
          <table:table-cell office:value-type="float" office:value="-0.802232" calcext:value-type="float">
            <text:p>-0.802232</text:p>
          </table:table-cell>
          <table:table-cell office:value-type="float" office:value="3.60435" calcext:value-type="float">
            <text:p>3.604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1621" calcext:value-type="float">
            <text:p>1.41621</text:p>
          </table:table-cell>
          <table:table-cell office:value-type="float" office:value="-0.773258" calcext:value-type="float">
            <text:p>-0.773258</text:p>
          </table:table-cell>
          <table:table-cell office:value-type="float" office:value="3.58874" calcext:value-type="float">
            <text:p>3.588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6108" calcext:value-type="float">
            <text:p>1.46108</text:p>
          </table:table-cell>
          <table:table-cell office:value-type="float" office:value="-0.75884" calcext:value-type="float">
            <text:p>-0.75884</text:p>
          </table:table-cell>
          <table:table-cell office:value-type="float" office:value="3.53195" calcext:value-type="float">
            <text:p>3.53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7278" calcext:value-type="float">
            <text:p>1.37278</text:p>
          </table:table-cell>
          <table:table-cell office:value-type="float" office:value="-0.730952" calcext:value-type="float">
            <text:p>-0.730952</text:p>
          </table:table-cell>
          <table:table-cell office:value-type="float" office:value="3.57548" calcext:value-type="float">
            <text:p>3.575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9779" calcext:value-type="float">
            <text:p>1.49779</text:p>
          </table:table-cell>
          <table:table-cell office:value-type="float" office:value="-0.719349" calcext:value-type="float">
            <text:p>-0.719349</text:p>
          </table:table-cell>
          <table:table-cell office:value-type="float" office:value="3.51491" calcext:value-type="float">
            <text:p>3.514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1235" calcext:value-type="float">
            <text:p>1.41235</text:p>
          </table:table-cell>
          <table:table-cell office:value-type="float" office:value="-0.694586" calcext:value-type="float">
            <text:p>-0.694586</text:p>
          </table:table-cell>
          <table:table-cell office:value-type="float" office:value="3.51788" calcext:value-type="float">
            <text:p>3.517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89292" calcext:value-type="float">
            <text:p>1.89292</text:p>
          </table:table-cell>
          <table:table-cell office:value-type="float" office:value="-0.248089" calcext:value-type="float">
            <text:p>-0.248089</text:p>
          </table:table-cell>
          <table:table-cell office:value-type="float" office:value="3.84916" calcext:value-type="float">
            <text:p>3.84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5051" calcext:value-type="float">
            <text:p>1.65051</text:p>
          </table:table-cell>
          <table:table-cell office:value-type="float" office:value="0.102038" calcext:value-type="float">
            <text:p>0.102038</text:p>
          </table:table-cell>
          <table:table-cell office:value-type="float" office:value="3.40519" calcext:value-type="float">
            <text:p>3.405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0687" calcext:value-type="float">
            <text:p>1.60687</text:p>
          </table:table-cell>
          <table:table-cell office:value-type="float" office:value="0.107672" calcext:value-type="float">
            <text:p>0.107672</text:p>
          </table:table-cell>
          <table:table-cell office:value-type="float" office:value="3.38094" calcext:value-type="float">
            <text:p>3.38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6769" calcext:value-type="float">
            <text:p>1.56769</text:p>
          </table:table-cell>
          <table:table-cell office:value-type="float" office:value="0.115235" calcext:value-type="float">
            <text:p>0.115235</text:p>
          </table:table-cell>
          <table:table-cell office:value-type="float" office:value="3.38082" calcext:value-type="float">
            <text:p>3.380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4093" calcext:value-type="float">
            <text:p>1.74093</text:p>
          </table:table-cell>
          <table:table-cell office:value-type="float" office:value="0.130214" calcext:value-type="float">
            <text:p>0.130214</text:p>
          </table:table-cell>
          <table:table-cell office:value-type="float" office:value="3.50611" calcext:value-type="float">
            <text:p>3.506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8393" calcext:value-type="float">
            <text:p>1.48393</text:p>
          </table:table-cell>
          <table:table-cell office:value-type="float" office:value="0.128368" calcext:value-type="float">
            <text:p>0.128368</text:p>
          </table:table-cell>
          <table:table-cell office:value-type="float" office:value="3.36423" calcext:value-type="float">
            <text:p>3.36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6847" calcext:value-type="float">
            <text:p>1.66847</text:p>
          </table:table-cell>
          <table:table-cell office:value-type="float" office:value="0.142174" calcext:value-type="float">
            <text:p>0.142174</text:p>
          </table:table-cell>
          <table:table-cell office:value-type="float" office:value="3.43643" calcext:value-type="float">
            <text:p>3.436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58685" calcext:value-type="float">
            <text:p>1.58685</text:p>
          </table:table-cell>
          <table:table-cell office:value-type="float" office:value="0.156815" calcext:value-type="float">
            <text:p>0.156815</text:p>
          </table:table-cell>
          <table:table-cell office:value-type="float" office:value="3.45792" calcext:value-type="float">
            <text:p>3.457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732" calcext:value-type="float">
            <text:p>1.4732</text:p>
          </table:table-cell>
          <table:table-cell office:value-type="float" office:value="0.176538" calcext:value-type="float">
            <text:p>0.176538</text:p>
          </table:table-cell>
          <table:table-cell office:value-type="float" office:value="3.41814" calcext:value-type="float">
            <text:p>3.418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64108" calcext:value-type="float">
            <text:p>1.64108</text:p>
          </table:table-cell>
          <table:table-cell office:value-type="float" office:value="0.186705" calcext:value-type="float">
            <text:p>0.186705</text:p>
          </table:table-cell>
          <table:table-cell office:value-type="float" office:value="3.45241" calcext:value-type="float">
            <text:p>3.452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0372" calcext:value-type="float">
            <text:p>1.50372</text:p>
          </table:table-cell>
          <table:table-cell office:value-type="float" office:value="0.196802" calcext:value-type="float">
            <text:p>0.196802</text:p>
          </table:table-cell>
          <table:table-cell office:value-type="float" office:value="3.32559" calcext:value-type="float">
            <text:p>3.325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7771" calcext:value-type="float">
            <text:p>1.67771</text:p>
          </table:table-cell>
          <table:table-cell office:value-type="float" office:value="0.203094" calcext:value-type="float">
            <text:p>0.203094</text:p>
          </table:table-cell>
          <table:table-cell office:value-type="float" office:value="3.34497" calcext:value-type="float">
            <text:p>3.344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0287" calcext:value-type="float">
            <text:p>1.50287</text:p>
          </table:table-cell>
          <table:table-cell office:value-type="float" office:value="0.281982" calcext:value-type="float">
            <text:p>0.281982</text:p>
          </table:table-cell>
          <table:table-cell office:value-type="float" office:value="3.3311" calcext:value-type="float">
            <text:p>3.33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51221" calcext:value-type="float">
            <text:p>1.51221</text:p>
          </table:table-cell>
          <table:table-cell office:value-type="float" office:value="-0.846691" calcext:value-type="float">
            <text:p>-0.846691</text:p>
          </table:table-cell>
          <table:table-cell office:value-type="float" office:value="3.58846" calcext:value-type="float">
            <text:p>3.5884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54026" calcext:value-type="float">
            <text:p>1.54026</text:p>
          </table:table-cell>
          <table:table-cell office:value-type="float" office:value="-0.851305" calcext:value-type="float">
            <text:p>-0.851305</text:p>
          </table:table-cell>
          <table:table-cell office:value-type="float" office:value="3.60944" calcext:value-type="float">
            <text:p>3.609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41795" calcext:value-type="float">
            <text:p>1.41795</text:p>
          </table:table-cell>
          <table:table-cell office:value-type="float" office:value="-0.853015" calcext:value-type="float">
            <text:p>-0.853015</text:p>
          </table:table-cell>
          <table:table-cell office:value-type="float" office:value="3.63166" calcext:value-type="float">
            <text:p>3.63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29676" calcext:value-type="float">
            <text:p>1.29676</text:p>
          </table:table-cell>
          <table:table-cell office:value-type="float" office:value="-0.812058" calcext:value-type="float">
            <text:p>-0.812058</text:p>
          </table:table-cell>
          <table:table-cell office:value-type="float" office:value="3.55948" calcext:value-type="float">
            <text:p>3.559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4162" calcext:value-type="float">
            <text:p>1.34162</text:p>
          </table:table-cell>
          <table:table-cell office:value-type="float" office:value="-0.784282" calcext:value-type="float">
            <text:p>-0.784282</text:p>
          </table:table-cell>
          <table:table-cell office:value-type="float" office:value="3.57604" calcext:value-type="float">
            <text:p>3.576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6945" calcext:value-type="float">
            <text:p>1.6945</text:p>
          </table:table-cell>
          <table:table-cell office:value-type="float" office:value="0.0969912" calcext:value-type="float">
            <text:p>0.0969912</text:p>
          </table:table-cell>
          <table:table-cell office:value-type="float" office:value="3.40667" calcext:value-type="float">
            <text:p>3.406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9675" calcext:value-type="float">
            <text:p>1.69675</text:p>
          </table:table-cell>
          <table:table-cell office:value-type="float" office:value="0.133776" calcext:value-type="float">
            <text:p>0.133776</text:p>
          </table:table-cell>
          <table:table-cell office:value-type="float" office:value="3.37953" calcext:value-type="float">
            <text:p>3.37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2637" calcext:value-type="float">
            <text:p>1.72637</text:p>
          </table:table-cell>
          <table:table-cell office:value-type="float" office:value="0.174678" calcext:value-type="float">
            <text:p>0.174678</text:p>
          </table:table-cell>
          <table:table-cell office:value-type="float" office:value="3.47984" calcext:value-type="float">
            <text:p>3.479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68193" calcext:value-type="float">
            <text:p>1.68193</text:p>
          </table:table-cell>
          <table:table-cell office:value-type="float" office:value="0.175584" calcext:value-type="float">
            <text:p>0.175584</text:p>
          </table:table-cell>
          <table:table-cell office:value-type="float" office:value="3.35991" calcext:value-type="float">
            <text:p>3.35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54562" calcext:value-type="float">
            <text:p>1.54562</text:p>
          </table:table-cell>
          <table:table-cell office:value-type="float" office:value="0.276314" calcext:value-type="float">
            <text:p>0.276314</text:p>
          </table:table-cell>
          <table:table-cell office:value-type="float" office:value="3.39386" calcext:value-type="float">
            <text:p>3.393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.65564" calcext:value-type="float">
            <text:p>1.65564</text:p>
          </table:table-cell>
          <table:table-cell office:value-type="float" office:value="0.278012" calcext:value-type="float">
            <text:p>0.278012</text:p>
          </table:table-cell>
          <table:table-cell office:value-type="float" office:value="3.29333" calcext:value-type="float">
            <text:p>3.293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7211" calcext:value-type="float">
            <text:p>1.27211</text:p>
          </table:table-cell>
          <table:table-cell office:value-type="float" office:value="-0.962739" calcext:value-type="float">
            <text:p>-0.962739</text:p>
          </table:table-cell>
          <table:table-cell office:value-type="float" office:value="3.63222" calcext:value-type="float">
            <text:p>3.63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38931" calcext:value-type="float">
            <text:p>1.38931</text:p>
          </table:table-cell>
          <table:table-cell office:value-type="float" office:value="-0.954019" calcext:value-type="float">
            <text:p>-0.954019</text:p>
          </table:table-cell>
          <table:table-cell office:value-type="float" office:value="3.63212" calcext:value-type="float">
            <text:p>3.632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.55984" calcext:value-type="float">
            <text:p>1.55984</text:p>
          </table:table-cell>
          <table:table-cell office:value-type="float" office:value="-0.946788" calcext:value-type="float">
            <text:p>-0.946788</text:p>
          </table:table-cell>
          <table:table-cell office:value-type="float" office:value="3.60769" calcext:value-type="float">
            <text:p>3.607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.38276" calcext:value-type="float">
            <text:p>1.38276</text:p>
          </table:table-cell>
          <table:table-cell office:value-type="float" office:value="-0.857396" calcext:value-type="float">
            <text:p>-0.857396</text:p>
          </table:table-cell>
          <table:table-cell office:value-type="float" office:value="3.56235" calcext:value-type="float">
            <text:p>3.56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5421" calcext:value-type="float">
            <text:p>1.45421</text:p>
          </table:table-cell>
          <table:table-cell office:value-type="float" office:value="-0.820005" calcext:value-type="float">
            <text:p>-0.820005</text:p>
          </table:table-cell>
          <table:table-cell office:value-type="float" office:value="3.55025" calcext:value-type="float">
            <text:p>3.55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34504" calcext:value-type="float">
            <text:p>1.34504</text:p>
          </table:table-cell>
          <table:table-cell office:value-type="float" office:value="-0.789984" calcext:value-type="float">
            <text:p>-0.789984</text:p>
          </table:table-cell>
          <table:table-cell office:value-type="float" office:value="3.55645" calcext:value-type="float">
            <text:p>3.556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28624" calcext:value-type="float">
            <text:p>1.28624</text:p>
          </table:table-cell>
          <table:table-cell office:value-type="float" office:value="-0.747504" calcext:value-type="float">
            <text:p>-0.747504</text:p>
          </table:table-cell>
          <table:table-cell office:value-type="float" office:value="3.54085" calcext:value-type="float">
            <text:p>3.540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5241" calcext:value-type="float">
            <text:p>1.65241</text:p>
          </table:table-cell>
          <table:table-cell office:value-type="float" office:value="0.139575" calcext:value-type="float">
            <text:p>0.139575</text:p>
          </table:table-cell>
          <table:table-cell office:value-type="float" office:value="3.37835" calcext:value-type="float">
            <text:p>3.378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6726" calcext:value-type="float">
            <text:p>1.46726</text:p>
          </table:table-cell>
          <table:table-cell office:value-type="float" office:value="0.171871" calcext:value-type="float">
            <text:p>0.171871</text:p>
          </table:table-cell>
          <table:table-cell office:value-type="float" office:value="3.32546" calcext:value-type="float">
            <text:p>3.325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1569" calcext:value-type="float">
            <text:p>1.71569</text:p>
          </table:table-cell>
          <table:table-cell office:value-type="float" office:value="0.196145" calcext:value-type="float">
            <text:p>0.196145</text:p>
          </table:table-cell>
          <table:table-cell office:value-type="float" office:value="3.35351" calcext:value-type="float">
            <text:p>3.35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5872" calcext:value-type="float">
            <text:p>1.65872</text:p>
          </table:table-cell>
          <table:table-cell office:value-type="float" office:value="0.25159" calcext:value-type="float">
            <text:p>0.25159</text:p>
          </table:table-cell>
          <table:table-cell office:value-type="float" office:value="3.30616" calcext:value-type="float">
            <text:p>3.306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8163" calcext:value-type="float">
            <text:p>1.78163</text:p>
          </table:table-cell>
          <table:table-cell office:value-type="float" office:value="0.261643" calcext:value-type="float">
            <text:p>0.261643</text:p>
          </table:table-cell>
          <table:table-cell office:value-type="float" office:value="3.33466" calcext:value-type="float">
            <text:p>3.334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9717" calcext:value-type="float">
            <text:p>1.69717</text:p>
          </table:table-cell>
          <table:table-cell office:value-type="float" office:value="0.189836" calcext:value-type="float">
            <text:p>0.189836</text:p>
          </table:table-cell>
          <table:table-cell office:value-type="float" office:value="3.35807" calcext:value-type="float">
            <text:p>3.358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76372" calcext:value-type="float">
            <text:p>1.76372</text:p>
          </table:table-cell>
          <table:table-cell office:value-type="float" office:value="0.24958" calcext:value-type="float">
            <text:p>0.24958</text:p>
          </table:table-cell>
          <table:table-cell office:value-type="float" office:value="3.3439" calcext:value-type="float">
            <text:p>3.34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66997" calcext:value-type="float">
            <text:p>1.66997</text:p>
          </table:table-cell>
          <table:table-cell office:value-type="float" office:value="0.261531" calcext:value-type="float">
            <text:p>0.261531</text:p>
          </table:table-cell>
          <table:table-cell office:value-type="float" office:value="3.30697" calcext:value-type="float">
            <text:p>3.306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6758" calcext:value-type="float">
            <text:p>1.46758</text:p>
          </table:table-cell>
          <table:table-cell office:value-type="float" office:value="0.350857" calcext:value-type="float">
            <text:p>0.350857</text:p>
          </table:table-cell>
          <table:table-cell office:value-type="float" office:value="3.23014" calcext:value-type="float">
            <text:p>3.230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.44494" calcext:value-type="float">
            <text:p>1.44494</text:p>
          </table:table-cell>
          <table:table-cell office:value-type="float" office:value="-0.744798" calcext:value-type="float">
            <text:p>-0.744798</text:p>
          </table:table-cell>
          <table:table-cell office:value-type="float" office:value="3.61542" calcext:value-type="float">
            <text:p>3.615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30546" calcext:value-type="float">
            <text:p>1.30546</text:p>
          </table:table-cell>
          <table:table-cell office:value-type="float" office:value="-0.862319" calcext:value-type="float">
            <text:p>-0.862319</text:p>
          </table:table-cell>
          <table:table-cell office:value-type="float" office:value="3.6248" calcext:value-type="float">
            <text:p>3.624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8138" calcext:value-type="float">
            <text:p>1.88138</text:p>
          </table:table-cell>
          <table:table-cell office:value-type="float" office:value="-0.394858" calcext:value-type="float">
            <text:p>-0.394858</text:p>
          </table:table-cell>
          <table:table-cell office:value-type="float" office:value="3.92072" calcext:value-type="float">
            <text:p>3.920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6359" calcext:value-type="float">
            <text:p>1.86359</text:p>
          </table:table-cell>
          <table:table-cell office:value-type="float" office:value="-0.322304" calcext:value-type="float">
            <text:p>-0.322304</text:p>
          </table:table-cell>
          <table:table-cell office:value-type="float" office:value="3.91467" calcext:value-type="float">
            <text:p>3.914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9963" calcext:value-type="float">
            <text:p>1.89963</text:p>
          </table:table-cell>
          <table:table-cell office:value-type="float" office:value="-0.319801" calcext:value-type="float">
            <text:p>-0.319801</text:p>
          </table:table-cell>
          <table:table-cell office:value-type="float" office:value="3.92027" calcext:value-type="float">
            <text:p>3.92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90459" calcext:value-type="float">
            <text:p>1.90459</text:p>
          </table:table-cell>
          <table:table-cell office:value-type="float" office:value="-0.286999" calcext:value-type="float">
            <text:p>-0.286999</text:p>
          </table:table-cell>
          <table:table-cell office:value-type="float" office:value="3.87135" calcext:value-type="float">
            <text:p>3.871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4023" calcext:value-type="float">
            <text:p>1.84023</text:p>
          </table:table-cell>
          <table:table-cell office:value-type="float" office:value="-0.242761" calcext:value-type="float">
            <text:p>-0.242761</text:p>
          </table:table-cell>
          <table:table-cell office:value-type="float" office:value="3.88388" calcext:value-type="float">
            <text:p>3.88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5884" calcext:value-type="float">
            <text:p>1.85884</text:p>
          </table:table-cell>
          <table:table-cell office:value-type="float" office:value="-0.243685" calcext:value-type="float">
            <text:p>-0.243685</text:p>
          </table:table-cell>
          <table:table-cell office:value-type="float" office:value="3.94393" calcext:value-type="float">
            <text:p>3.943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89837" calcext:value-type="float">
            <text:p>1.89837</text:p>
          </table:table-cell>
          <table:table-cell office:value-type="float" office:value="-0.213542" calcext:value-type="float">
            <text:p>-0.213542</text:p>
          </table:table-cell>
          <table:table-cell office:value-type="float" office:value="3.87681" calcext:value-type="float">
            <text:p>3.876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61718" calcext:value-type="float">
            <text:p>1.61718</text:p>
          </table:table-cell>
          <table:table-cell office:value-type="float" office:value="0.110873" calcext:value-type="float">
            <text:p>0.110873</text:p>
          </table:table-cell>
          <table:table-cell office:value-type="float" office:value="3.50477" calcext:value-type="float">
            <text:p>3.504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4327" calcext:value-type="float">
            <text:p>1.54327</text:p>
          </table:table-cell>
          <table:table-cell office:value-type="float" office:value="0.124187" calcext:value-type="float">
            <text:p>0.124187</text:p>
          </table:table-cell>
          <table:table-cell office:value-type="float" office:value="3.51963" calcext:value-type="float">
            <text:p>3.519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733" calcext:value-type="float">
            <text:p>1.5733</text:p>
          </table:table-cell>
          <table:table-cell office:value-type="float" office:value="0.129513" calcext:value-type="float">
            <text:p>0.129513</text:p>
          </table:table-cell>
          <table:table-cell office:value-type="float" office:value="3.51216" calcext:value-type="float">
            <text:p>3.512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629" calcext:value-type="float">
            <text:p>1.5629</text:p>
          </table:table-cell>
          <table:table-cell office:value-type="float" office:value="0.157766" calcext:value-type="float">
            <text:p>0.157766</text:p>
          </table:table-cell>
          <table:table-cell office:value-type="float" office:value="3.47293" calcext:value-type="float">
            <text:p>3.472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441" calcext:value-type="float">
            <text:p>1.5441</text:p>
          </table:table-cell>
          <table:table-cell office:value-type="float" office:value="0.159427" calcext:value-type="float">
            <text:p>0.159427</text:p>
          </table:table-cell>
          <table:table-cell office:value-type="float" office:value="3.46782" calcext:value-type="float">
            <text:p>3.467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7891" calcext:value-type="float">
            <text:p>1.47891</text:p>
          </table:table-cell>
          <table:table-cell office:value-type="float" office:value="0.373515" calcext:value-type="float">
            <text:p>0.373515</text:p>
          </table:table-cell>
          <table:table-cell office:value-type="float" office:value="3.35238" calcext:value-type="float">
            <text:p>3.352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34567" calcext:value-type="float">
            <text:p>1.34567</text:p>
          </table:table-cell>
          <table:table-cell office:value-type="float" office:value="-0.740816" calcext:value-type="float">
            <text:p>-0.740816</text:p>
          </table:table-cell>
          <table:table-cell office:value-type="float" office:value="3.57396" calcext:value-type="float">
            <text:p>3.573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195" calcext:value-type="float">
            <text:p>1.5195</text:p>
          </table:table-cell>
          <table:table-cell office:value-type="float" office:value="0.0868036" calcext:value-type="float">
            <text:p>0.0868036</text:p>
          </table:table-cell>
          <table:table-cell office:value-type="float" office:value="3.50006" calcext:value-type="float">
            <text:p>3.500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9763" calcext:value-type="float">
            <text:p>1.59763</text:p>
          </table:table-cell>
          <table:table-cell office:value-type="float" office:value="0.126022" calcext:value-type="float">
            <text:p>0.126022</text:p>
          </table:table-cell>
          <table:table-cell office:value-type="float" office:value="3.49025" calcext:value-type="float">
            <text:p>3.490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3673" calcext:value-type="float">
            <text:p>1.53673</text:p>
          </table:table-cell>
          <table:table-cell office:value-type="float" office:value="0.13474" calcext:value-type="float">
            <text:p>0.13474</text:p>
          </table:table-cell>
          <table:table-cell office:value-type="float" office:value="3.47716" calcext:value-type="float">
            <text:p>3.477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9399" calcext:value-type="float">
            <text:p>1.49399</text:p>
          </table:table-cell>
          <table:table-cell office:value-type="float" office:value="0.144036" calcext:value-type="float">
            <text:p>0.144036</text:p>
          </table:table-cell>
          <table:table-cell office:value-type="float" office:value="3.46405" calcext:value-type="float">
            <text:p>3.464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9642" calcext:value-type="float">
            <text:p>1.59642</text:p>
          </table:table-cell>
          <table:table-cell office:value-type="float" office:value="0.154033" calcext:value-type="float">
            <text:p>0.154033</text:p>
          </table:table-cell>
          <table:table-cell office:value-type="float" office:value="3.51828" calcext:value-type="float">
            <text:p>3.518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1339" calcext:value-type="float">
            <text:p>1.51339</text:p>
          </table:table-cell>
          <table:table-cell office:value-type="float" office:value="0.167121" calcext:value-type="float">
            <text:p>0.167121</text:p>
          </table:table-cell>
          <table:table-cell office:value-type="float" office:value="3.49134" calcext:value-type="float">
            <text:p>3.491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2501" calcext:value-type="float">
            <text:p>1.52501</text:p>
          </table:table-cell>
          <table:table-cell office:value-type="float" office:value="0.202176" calcext:value-type="float">
            <text:p>0.202176</text:p>
          </table:table-cell>
          <table:table-cell office:value-type="float" office:value="3.47347" calcext:value-type="float">
            <text:p>3.473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6198" calcext:value-type="float">
            <text:p>1.6198</text:p>
          </table:table-cell>
          <table:table-cell office:value-type="float" office:value="-0.999367" calcext:value-type="float">
            <text:p>-0.999367</text:p>
          </table:table-cell>
          <table:table-cell office:value-type="float" office:value="3.64017" calcext:value-type="float">
            <text:p>3.640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22562" calcext:value-type="float">
            <text:p>1.22562</text:p>
          </table:table-cell>
          <table:table-cell office:value-type="float" office:value="-1.01407" calcext:value-type="float">
            <text:p>-1.01407</text:p>
          </table:table-cell>
          <table:table-cell office:value-type="float" office:value="3.64667" calcext:value-type="float">
            <text:p>3.646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1645" calcext:value-type="float">
            <text:p>1.41645</text:p>
          </table:table-cell>
          <table:table-cell office:value-type="float" office:value="-0.859918" calcext:value-type="float">
            <text:p>-0.859918</text:p>
          </table:table-cell>
          <table:table-cell office:value-type="float" office:value="3.63701" calcext:value-type="float">
            <text:p>3.637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46067" calcext:value-type="float">
            <text:p>1.46067</text:p>
          </table:table-cell>
          <table:table-cell office:value-type="float" office:value="-0.773271" calcext:value-type="float">
            <text:p>-0.773271</text:p>
          </table:table-cell>
          <table:table-cell office:value-type="float" office:value="3.61978" calcext:value-type="float">
            <text:p>3.61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9011" calcext:value-type="float">
            <text:p>1.9011</text:p>
          </table:table-cell>
          <table:table-cell office:value-type="float" office:value="-0.320079" calcext:value-type="float">
            <text:p>-0.320079</text:p>
          </table:table-cell>
          <table:table-cell office:value-type="float" office:value="3.91366" calcext:value-type="float">
            <text:p>3.9136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49081" calcext:value-type="float">
            <text:p>1.49081</text:p>
          </table:table-cell>
          <table:table-cell office:value-type="float" office:value="0.10355" calcext:value-type="float">
            <text:p>0.10355</text:p>
          </table:table-cell>
          <table:table-cell office:value-type="float" office:value="3.51257" calcext:value-type="float">
            <text:p>3.5125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8536" calcext:value-type="float">
            <text:p>1.58536</text:p>
          </table:table-cell>
          <table:table-cell office:value-type="float" office:value="0.121913" calcext:value-type="float">
            <text:p>0.121913</text:p>
          </table:table-cell>
          <table:table-cell office:value-type="float" office:value="3.50349" calcext:value-type="float">
            <text:p>3.503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9407" calcext:value-type="float">
            <text:p>1.59407</text:p>
          </table:table-cell>
          <table:table-cell office:value-type="float" office:value="0.1577" calcext:value-type="float">
            <text:p>0.1577</text:p>
          </table:table-cell>
          <table:table-cell office:value-type="float" office:value="3.48818" calcext:value-type="float">
            <text:p>3.488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5327" calcext:value-type="float">
            <text:p>1.55327</text:p>
          </table:table-cell>
          <table:table-cell office:value-type="float" office:value="0.16455" calcext:value-type="float">
            <text:p>0.16455</text:p>
          </table:table-cell>
          <table:table-cell office:value-type="float" office:value="3.47345" calcext:value-type="float">
            <text:p>3.473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60269" calcext:value-type="float">
            <text:p>1.60269</text:p>
          </table:table-cell>
          <table:table-cell office:value-type="float" office:value="0.190739" calcext:value-type="float">
            <text:p>0.190739</text:p>
          </table:table-cell>
          <table:table-cell office:value-type="float" office:value="3.48361" calcext:value-type="float">
            <text:p>3.4836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6873" calcext:value-type="float">
            <text:p>1.56873</text:p>
          </table:table-cell>
          <table:table-cell office:value-type="float" office:value="0.200224" calcext:value-type="float">
            <text:p>0.200224</text:p>
          </table:table-cell>
          <table:table-cell office:value-type="float" office:value="3.42208" calcext:value-type="float">
            <text:p>3.422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61166" calcext:value-type="float">
            <text:p>1.61166</text:p>
          </table:table-cell>
          <table:table-cell office:value-type="float" office:value="-0.989661" calcext:value-type="float">
            <text:p>-0.989661</text:p>
          </table:table-cell>
          <table:table-cell office:value-type="float" office:value="3.63461" calcext:value-type="float">
            <text:p>3.634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32871" calcext:value-type="float">
            <text:p>1.32871</text:p>
          </table:table-cell>
          <table:table-cell office:value-type="float" office:value="-0.712643" calcext:value-type="float">
            <text:p>-0.712643</text:p>
          </table:table-cell>
          <table:table-cell office:value-type="float" office:value="3.59635" calcext:value-type="float">
            <text:p>3.596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2643" calcext:value-type="float">
            <text:p>1.52643</text:p>
          </table:table-cell>
          <table:table-cell office:value-type="float" office:value="0.0917993" calcext:value-type="float">
            <text:p>0.0917993</text:p>
          </table:table-cell>
          <table:table-cell office:value-type="float" office:value="3.52278" calcext:value-type="float">
            <text:p>3.522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4378" calcext:value-type="float">
            <text:p>1.54378</text:p>
          </table:table-cell>
          <table:table-cell office:value-type="float" office:value="0.128398" calcext:value-type="float">
            <text:p>0.128398</text:p>
          </table:table-cell>
          <table:table-cell office:value-type="float" office:value="3.48364" calcext:value-type="float">
            <text:p>3.483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63237" calcext:value-type="float">
            <text:p>1.63237</text:p>
          </table:table-cell>
          <table:table-cell office:value-type="float" office:value="0.152185" calcext:value-type="float">
            <text:p>0.152185</text:p>
          </table:table-cell>
          <table:table-cell office:value-type="float" office:value="3.51515" calcext:value-type="float">
            <text:p>3.515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4881" calcext:value-type="float">
            <text:p>1.54881</text:p>
          </table:table-cell>
          <table:table-cell office:value-type="float" office:value="0.166781" calcext:value-type="float">
            <text:p>0.166781</text:p>
          </table:table-cell>
          <table:table-cell office:value-type="float" office:value="3.49401" calcext:value-type="float">
            <text:p>3.494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33638" calcext:value-type="float">
            <text:p>1.33638</text:p>
          </table:table-cell>
          <table:table-cell office:value-type="float" office:value="-0.90075" calcext:value-type="float">
            <text:p>-0.90075</text:p>
          </table:table-cell>
          <table:table-cell office:value-type="float" office:value="3.65493" calcext:value-type="float">
            <text:p>3.6549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48364" calcext:value-type="float">
            <text:p>1.48364</text:p>
          </table:table-cell>
          <table:table-cell office:value-type="float" office:value="0.0974985" calcext:value-type="float">
            <text:p>0.0974985</text:p>
          </table:table-cell>
          <table:table-cell office:value-type="float" office:value="3.51273" calcext:value-type="float">
            <text:p>3.512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79679" calcext:value-type="float">
            <text:p>1.79679</text:p>
          </table:table-cell>
          <table:table-cell office:value-type="float" office:value="0.236716" calcext:value-type="float">
            <text:p>0.236716</text:p>
          </table:table-cell>
          <table:table-cell office:value-type="float" office:value="3.46258" calcext:value-type="float">
            <text:p>3.462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4903" calcext:value-type="float">
            <text:p>1.54903</text:p>
          </table:table-cell>
          <table:table-cell office:value-type="float" office:value="0.314042" calcext:value-type="float">
            <text:p>0.314042</text:p>
          </table:table-cell>
          <table:table-cell office:value-type="float" office:value="3.43076" calcext:value-type="float">
            <text:p>3.4307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30641" calcext:value-type="float">
            <text:p>1.30641</text:p>
          </table:table-cell>
          <table:table-cell office:value-type="float" office:value="-0.916563" calcext:value-type="float">
            <text:p>-0.916563</text:p>
          </table:table-cell>
          <table:table-cell office:value-type="float" office:value="3.63479" calcext:value-type="float">
            <text:p>3.634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60231" calcext:value-type="float">
            <text:p>1.60231</text:p>
          </table:table-cell>
          <table:table-cell office:value-type="float" office:value="0.335567" calcext:value-type="float">
            <text:p>0.335567</text:p>
          </table:table-cell>
          <table:table-cell office:value-type="float" office:value="3.38865" calcext:value-type="float">
            <text:p>3.388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55487" calcext:value-type="float">
            <text:p>1.55487</text:p>
          </table:table-cell>
          <table:table-cell office:value-type="float" office:value="0.373023" calcext:value-type="float">
            <text:p>0.373023</text:p>
          </table:table-cell>
          <table:table-cell office:value-type="float" office:value="3.43151" calcext:value-type="float">
            <text:p>3.4315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53061" calcext:value-type="float">
            <text:p>1.53061</text:p>
          </table:table-cell>
          <table:table-cell office:value-type="float" office:value="0.301504" calcext:value-type="float">
            <text:p>0.301504</text:p>
          </table:table-cell>
          <table:table-cell office:value-type="float" office:value="3.39539" calcext:value-type="float">
            <text:p>3.395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.81402" calcext:value-type="float">
            <text:p>1.81402</text:p>
          </table:table-cell>
          <table:table-cell office:value-type="float" office:value="0.176013" calcext:value-type="float">
            <text:p>0.176013</text:p>
          </table:table-cell>
          <table:table-cell office:value-type="float" office:value="3.53585" calcext:value-type="float">
            <text:p>3.535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.43048" calcext:value-type="float">
            <text:p>1.43048</text:p>
          </table:table-cell>
          <table:table-cell office:value-type="float" office:value="-0.910102" calcext:value-type="float">
            <text:p>-0.910102</text:p>
          </table:table-cell>
          <table:table-cell office:value-type="float" office:value="3.68513" calcext:value-type="float">
            <text:p>3.685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1338" calcext:value-type="float">
            <text:p>1.31338</text:p>
          </table:table-cell>
          <table:table-cell office:value-type="float" office:value="-0.89642" calcext:value-type="float">
            <text:p>-0.89642</text:p>
          </table:table-cell>
          <table:table-cell office:value-type="float" office:value="3.68672" calcext:value-type="float">
            <text:p>3.6867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50743" calcext:value-type="float">
            <text:p>1.50743</text:p>
          </table:table-cell>
          <table:table-cell office:value-type="float" office:value="-0.461297" calcext:value-type="float">
            <text:p>-0.461297</text:p>
          </table:table-cell>
          <table:table-cell office:value-type="float" office:value="4.22095" calcext:value-type="float">
            <text:p>4.220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9264" calcext:value-type="float">
            <text:p>1.39264</text:p>
          </table:table-cell>
          <table:table-cell office:value-type="float" office:value="-0.39613" calcext:value-type="float">
            <text:p>-0.39613</text:p>
          </table:table-cell>
          <table:table-cell office:value-type="float" office:value="3.80275" calcext:value-type="float">
            <text:p>3.802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9448" calcext:value-type="float">
            <text:p>1.59448</text:p>
          </table:table-cell>
          <table:table-cell office:value-type="float" office:value="0.0935032" calcext:value-type="float">
            <text:p>0.0935032</text:p>
          </table:table-cell>
          <table:table-cell office:value-type="float" office:value="3.56988" calcext:value-type="float">
            <text:p>3.569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1349" calcext:value-type="float">
            <text:p>1.51349</text:p>
          </table:table-cell>
          <table:table-cell office:value-type="float" office:value="0.106554" calcext:value-type="float">
            <text:p>0.106554</text:p>
          </table:table-cell>
          <table:table-cell office:value-type="float" office:value="3.53402" calcext:value-type="float">
            <text:p>3.534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474" calcext:value-type="float">
            <text:p>1.3474</text:p>
          </table:table-cell>
          <table:table-cell office:value-type="float" office:value="-0.93548" calcext:value-type="float">
            <text:p>-0.93548</text:p>
          </table:table-cell>
          <table:table-cell office:value-type="float" office:value="3.67798" calcext:value-type="float">
            <text:p>3.677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098" calcext:value-type="float">
            <text:p>1.4098</text:p>
          </table:table-cell>
          <table:table-cell office:value-type="float" office:value="-0.932392" calcext:value-type="float">
            <text:p>-0.932392</text:p>
          </table:table-cell>
          <table:table-cell office:value-type="float" office:value="3.6872" calcext:value-type="float">
            <text:p>3.68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1712" calcext:value-type="float">
            <text:p>1.41712</text:p>
          </table:table-cell>
          <table:table-cell office:value-type="float" office:value="-0.772803" calcext:value-type="float">
            <text:p>-0.772803</text:p>
          </table:table-cell>
          <table:table-cell office:value-type="float" office:value="3.64458" calcext:value-type="float">
            <text:p>3.644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736" calcext:value-type="float">
            <text:p>1.3736</text:p>
          </table:table-cell>
          <table:table-cell office:value-type="float" office:value="-0.619533" calcext:value-type="float">
            <text:p>-0.619533</text:p>
          </table:table-cell>
          <table:table-cell office:value-type="float" office:value="3.75763" calcext:value-type="float">
            <text:p>3.757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4868" calcext:value-type="float">
            <text:p>1.34868</text:p>
          </table:table-cell>
          <table:table-cell office:value-type="float" office:value="-0.60934" calcext:value-type="float">
            <text:p>-0.60934</text:p>
          </table:table-cell>
          <table:table-cell office:value-type="float" office:value="3.76241" calcext:value-type="float">
            <text:p>3.762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1053" calcext:value-type="float">
            <text:p>1.61053</text:p>
          </table:table-cell>
          <table:table-cell office:value-type="float" office:value="-0.407616" calcext:value-type="float">
            <text:p>-0.407616</text:p>
          </table:table-cell>
          <table:table-cell office:value-type="float" office:value="4.1858" calcext:value-type="float">
            <text:p>4.185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6429" calcext:value-type="float">
            <text:p>1.26429</text:p>
          </table:table-cell>
          <table:table-cell office:value-type="float" office:value="-0.240192" calcext:value-type="float">
            <text:p>-0.240192</text:p>
          </table:table-cell>
          <table:table-cell office:value-type="float" office:value="3.84197" calcext:value-type="float">
            <text:p>3.841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9312" calcext:value-type="float">
            <text:p>1.69312</text:p>
          </table:table-cell>
          <table:table-cell office:value-type="float" office:value="0.112902" calcext:value-type="float">
            <text:p>0.112902</text:p>
          </table:table-cell>
          <table:table-cell office:value-type="float" office:value="3.58532" calcext:value-type="float">
            <text:p>3.585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2422" calcext:value-type="float">
            <text:p>1.52422</text:p>
          </table:table-cell>
          <table:table-cell office:value-type="float" office:value="0.12885" calcext:value-type="float">
            <text:p>0.12885</text:p>
          </table:table-cell>
          <table:table-cell office:value-type="float" office:value="3.52275" calcext:value-type="float">
            <text:p>3.5227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0051" calcext:value-type="float">
            <text:p>1.50051</text:p>
          </table:table-cell>
          <table:table-cell office:value-type="float" office:value="0.142151" calcext:value-type="float">
            <text:p>0.142151</text:p>
          </table:table-cell>
          <table:table-cell office:value-type="float" office:value="3.52338" calcext:value-type="float">
            <text:p>3.523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339" calcext:value-type="float">
            <text:p>1.8339</text:p>
          </table:table-cell>
          <table:table-cell office:value-type="float" office:value="0.155775" calcext:value-type="float">
            <text:p>0.155775</text:p>
          </table:table-cell>
          <table:table-cell office:value-type="float" office:value="3.67896" calcext:value-type="float">
            <text:p>3.678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5263" calcext:value-type="float">
            <text:p>1.55263</text:p>
          </table:table-cell>
          <table:table-cell office:value-type="float" office:value="0.172367" calcext:value-type="float">
            <text:p>0.172367</text:p>
          </table:table-cell>
          <table:table-cell office:value-type="float" office:value="3.52715" calcext:value-type="float">
            <text:p>3.527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3767" calcext:value-type="float">
            <text:p>1.53767</text:p>
          </table:table-cell>
          <table:table-cell office:value-type="float" office:value="0.175449" calcext:value-type="float">
            <text:p>0.175449</text:p>
          </table:table-cell>
          <table:table-cell office:value-type="float" office:value="3.50807" calcext:value-type="float">
            <text:p>3.508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0101" calcext:value-type="float">
            <text:p>1.60101</text:p>
          </table:table-cell>
          <table:table-cell office:value-type="float" office:value="0.192071" calcext:value-type="float">
            <text:p>0.192071</text:p>
          </table:table-cell>
          <table:table-cell office:value-type="float" office:value="3.53542" calcext:value-type="float">
            <text:p>3.535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659" calcext:value-type="float">
            <text:p>1.8659</text:p>
          </table:table-cell>
          <table:table-cell office:value-type="float" office:value="0.312849" calcext:value-type="float">
            <text:p>0.312849</text:p>
          </table:table-cell>
          <table:table-cell office:value-type="float" office:value="3.52406" calcext:value-type="float">
            <text:p>3.524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8378" calcext:value-type="float">
            <text:p>1.88378</text:p>
          </table:table-cell>
          <table:table-cell office:value-type="float" office:value="0.340654" calcext:value-type="float">
            <text:p>0.340654</text:p>
          </table:table-cell>
          <table:table-cell office:value-type="float" office:value="3.54866" calcext:value-type="float">
            <text:p>3.548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4802" calcext:value-type="float">
            <text:p>1.44802</text:p>
          </table:table-cell>
          <table:table-cell office:value-type="float" office:value="0.409077" calcext:value-type="float">
            <text:p>0.409077</text:p>
          </table:table-cell>
          <table:table-cell office:value-type="float" office:value="3.40135" calcext:value-type="float">
            <text:p>3.401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9273" calcext:value-type="float">
            <text:p>1.29273</text:p>
          </table:table-cell>
          <table:table-cell office:value-type="float" office:value="-0.732331" calcext:value-type="float">
            <text:p>-0.732331</text:p>
          </table:table-cell>
          <table:table-cell office:value-type="float" office:value="3.60537" calcext:value-type="float">
            <text:p>3.605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9392" calcext:value-type="float">
            <text:p>1.89392</text:p>
          </table:table-cell>
          <table:table-cell office:value-type="float" office:value="-0.240448" calcext:value-type="float">
            <text:p>-0.240448</text:p>
          </table:table-cell>
          <table:table-cell office:value-type="float" office:value="4.01851" calcext:value-type="float">
            <text:p>4.018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6335" calcext:value-type="float">
            <text:p>1.56335</text:p>
          </table:table-cell>
          <table:table-cell office:value-type="float" office:value="0.122144" calcext:value-type="float">
            <text:p>0.122144</text:p>
          </table:table-cell>
          <table:table-cell office:value-type="float" office:value="3.5451" calcext:value-type="float">
            <text:p>3.54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0095" calcext:value-type="float">
            <text:p>1.70095</text:p>
          </table:table-cell>
          <table:table-cell office:value-type="float" office:value="0.150996" calcext:value-type="float">
            <text:p>0.150996</text:p>
          </table:table-cell>
          <table:table-cell office:value-type="float" office:value="3.57411" calcext:value-type="float">
            <text:p>3.574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3193" calcext:value-type="float">
            <text:p>1.63193</text:p>
          </table:table-cell>
          <table:table-cell office:value-type="float" office:value="0.200813" calcext:value-type="float">
            <text:p>0.200813</text:p>
          </table:table-cell>
          <table:table-cell office:value-type="float" office:value="3.52171" calcext:value-type="float">
            <text:p>3.521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6586" calcext:value-type="float">
            <text:p>1.56586</text:p>
          </table:table-cell>
          <table:table-cell office:value-type="float" office:value="0.212351" calcext:value-type="float">
            <text:p>0.212351</text:p>
          </table:table-cell>
          <table:table-cell office:value-type="float" office:value="3.51359" calcext:value-type="float">
            <text:p>3.513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4907" calcext:value-type="float">
            <text:p>1.54907</text:p>
          </table:table-cell>
          <table:table-cell office:value-type="float" office:value="0.213583" calcext:value-type="float">
            <text:p>0.213583</text:p>
          </table:table-cell>
          <table:table-cell office:value-type="float" office:value="3.48806" calcext:value-type="float">
            <text:p>3.488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5007" calcext:value-type="float">
            <text:p>1.25007</text:p>
          </table:table-cell>
          <table:table-cell office:value-type="float" office:value="-0.985967" calcext:value-type="float">
            <text:p>-0.985967</text:p>
          </table:table-cell>
          <table:table-cell office:value-type="float" office:value="3.68547" calcext:value-type="float">
            <text:p>3.685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2464" calcext:value-type="float">
            <text:p>1.42464</text:p>
          </table:table-cell>
          <table:table-cell office:value-type="float" office:value="-0.898494" calcext:value-type="float">
            <text:p>-0.898494</text:p>
          </table:table-cell>
          <table:table-cell office:value-type="float" office:value="3.67912" calcext:value-type="float">
            <text:p>3.679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9788" calcext:value-type="float">
            <text:p>1.29788</text:p>
          </table:table-cell>
          <table:table-cell office:value-type="float" office:value="-0.861197" calcext:value-type="float">
            <text:p>-0.861197</text:p>
          </table:table-cell>
          <table:table-cell office:value-type="float" office:value="3.63933" calcext:value-type="float">
            <text:p>3.639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1341" calcext:value-type="float">
            <text:p>1.41341</text:p>
          </table:table-cell>
          <table:table-cell office:value-type="float" office:value="-0.776313" calcext:value-type="float">
            <text:p>-0.776313</text:p>
          </table:table-cell>
          <table:table-cell office:value-type="float" office:value="3.64718" calcext:value-type="float">
            <text:p>3.647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0933" calcext:value-type="float">
            <text:p>1.40933</text:p>
          </table:table-cell>
          <table:table-cell office:value-type="float" office:value="-0.742682" calcext:value-type="float">
            <text:p>-0.742682</text:p>
          </table:table-cell>
          <table:table-cell office:value-type="float" office:value="3.62377" calcext:value-type="float">
            <text:p>3.623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9518" calcext:value-type="float">
            <text:p>1.49518</text:p>
          </table:table-cell>
          <table:table-cell office:value-type="float" office:value="-0.73316" calcext:value-type="float">
            <text:p>-0.73316</text:p>
          </table:table-cell>
          <table:table-cell office:value-type="float" office:value="3.65499" calcext:value-type="float">
            <text:p>3.654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19435" calcext:value-type="float">
            <text:p>1.19435</text:p>
          </table:table-cell>
          <table:table-cell office:value-type="float" office:value="-0.65955" calcext:value-type="float">
            <text:p>-0.65955</text:p>
          </table:table-cell>
          <table:table-cell office:value-type="float" office:value="3.55892" calcext:value-type="float">
            <text:p>3.558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4555" calcext:value-type="float">
            <text:p>1.34555</text:p>
          </table:table-cell>
          <table:table-cell office:value-type="float" office:value="-0.604261" calcext:value-type="float">
            <text:p>-0.604261</text:p>
          </table:table-cell>
          <table:table-cell office:value-type="float" office:value="3.76125" calcext:value-type="float">
            <text:p>3.761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6967" calcext:value-type="float">
            <text:p>1.46967</text:p>
          </table:table-cell>
          <table:table-cell office:value-type="float" office:value="-0.482283" calcext:value-type="float">
            <text:p>-0.482283</text:p>
          </table:table-cell>
          <table:table-cell office:value-type="float" office:value="4.24376" calcext:value-type="float">
            <text:p>4.243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1399" calcext:value-type="float">
            <text:p>1.41399</text:p>
          </table:table-cell>
          <table:table-cell office:value-type="float" office:value="-0.376302" calcext:value-type="float">
            <text:p>-0.376302</text:p>
          </table:table-cell>
          <table:table-cell office:value-type="float" office:value="3.86168" calcext:value-type="float">
            <text:p>3.861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9517" calcext:value-type="float">
            <text:p>1.29517</text:p>
          </table:table-cell>
          <table:table-cell office:value-type="float" office:value="-0.334789" calcext:value-type="float">
            <text:p>-0.334789</text:p>
          </table:table-cell>
          <table:table-cell office:value-type="float" office:value="3.82935" calcext:value-type="float">
            <text:p>3.829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5893" calcext:value-type="float">
            <text:p>1.25893</text:p>
          </table:table-cell>
          <table:table-cell office:value-type="float" office:value="-0.239028" calcext:value-type="float">
            <text:p>-0.239028</text:p>
          </table:table-cell>
          <table:table-cell office:value-type="float" office:value="3.85372" calcext:value-type="float">
            <text:p>3.853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1805" calcext:value-type="float">
            <text:p>1.1805</text:p>
          </table:table-cell>
          <table:table-cell office:value-type="float" office:value="-0.072049" calcext:value-type="float">
            <text:p>-0.072049</text:p>
          </table:table-cell>
          <table:table-cell office:value-type="float" office:value="4.35763" calcext:value-type="float">
            <text:p>4.357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8921" calcext:value-type="float">
            <text:p>1.68921</text:p>
          </table:table-cell>
          <table:table-cell office:value-type="float" office:value="0.0643662" calcext:value-type="float">
            <text:p>0.0643662</text:p>
          </table:table-cell>
          <table:table-cell office:value-type="float" office:value="3.62901" calcext:value-type="float">
            <text:p>3.629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6052" calcext:value-type="float">
            <text:p>1.66052</text:p>
          </table:table-cell>
          <table:table-cell office:value-type="float" office:value="0.110904" calcext:value-type="float">
            <text:p>0.110904</text:p>
          </table:table-cell>
          <table:table-cell office:value-type="float" office:value="3.59904" calcext:value-type="float">
            <text:p>3.599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0041" calcext:value-type="float">
            <text:p>1.70041</text:p>
          </table:table-cell>
          <table:table-cell office:value-type="float" office:value="0.111273" calcext:value-type="float">
            <text:p>0.111273</text:p>
          </table:table-cell>
          <table:table-cell office:value-type="float" office:value="3.61622" calcext:value-type="float">
            <text:p>3.616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8637" calcext:value-type="float">
            <text:p>1.48637</text:p>
          </table:table-cell>
          <table:table-cell office:value-type="float" office:value="0.139672" calcext:value-type="float">
            <text:p>0.139672</text:p>
          </table:table-cell>
          <table:table-cell office:value-type="float" office:value="3.50686" calcext:value-type="float">
            <text:p>3.506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0236" calcext:value-type="float">
            <text:p>1.70236</text:p>
          </table:table-cell>
          <table:table-cell office:value-type="float" office:value="0.144259" calcext:value-type="float">
            <text:p>0.144259</text:p>
          </table:table-cell>
          <table:table-cell office:value-type="float" office:value="3.5747" calcext:value-type="float">
            <text:p>3.57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0728" calcext:value-type="float">
            <text:p>1.50728</text:p>
          </table:table-cell>
          <table:table-cell office:value-type="float" office:value="0.175085" calcext:value-type="float">
            <text:p>0.175085</text:p>
          </table:table-cell>
          <table:table-cell office:value-type="float" office:value="3.51288" calcext:value-type="float">
            <text:p>3.5128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3732" calcext:value-type="float">
            <text:p>1.63732</text:p>
          </table:table-cell>
          <table:table-cell office:value-type="float" office:value="0.193335" calcext:value-type="float">
            <text:p>0.193335</text:p>
          </table:table-cell>
          <table:table-cell office:value-type="float" office:value="3.56749" calcext:value-type="float">
            <text:p>3.567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4099" calcext:value-type="float">
            <text:p>1.74099</text:p>
          </table:table-cell>
          <table:table-cell office:value-type="float" office:value="0.220576" calcext:value-type="float">
            <text:p>0.220576</text:p>
          </table:table-cell>
          <table:table-cell office:value-type="float" office:value="3.56152" calcext:value-type="float">
            <text:p>3.561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4241" calcext:value-type="float">
            <text:p>1.64241</text:p>
          </table:table-cell>
          <table:table-cell office:value-type="float" office:value="0.273688" calcext:value-type="float">
            <text:p>0.273688</text:p>
          </table:table-cell>
          <table:table-cell office:value-type="float" office:value="3.45984" calcext:value-type="float">
            <text:p>3.459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53959" calcext:value-type="float">
            <text:p>1.53959</text:p>
          </table:table-cell>
          <table:table-cell office:value-type="float" office:value="0.279756" calcext:value-type="float">
            <text:p>0.279756</text:p>
          </table:table-cell>
          <table:table-cell office:value-type="float" office:value="3.4747" calcext:value-type="float">
            <text:p>3.47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0449" calcext:value-type="float">
            <text:p>1.80449</text:p>
          </table:table-cell>
          <table:table-cell office:value-type="float" office:value="0.289113" calcext:value-type="float">
            <text:p>0.289113</text:p>
          </table:table-cell>
          <table:table-cell office:value-type="float" office:value="3.55834" calcext:value-type="float">
            <text:p>3.558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6283" calcext:value-type="float">
            <text:p>1.86283</text:p>
          </table:table-cell>
          <table:table-cell office:value-type="float" office:value="0.312486" calcext:value-type="float">
            <text:p>0.312486</text:p>
          </table:table-cell>
          <table:table-cell office:value-type="float" office:value="3.53383" calcext:value-type="float">
            <text:p>3.533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9899" calcext:value-type="float">
            <text:p>1.39899</text:p>
          </table:table-cell>
          <table:table-cell office:value-type="float" office:value="0.323148" calcext:value-type="float">
            <text:p>0.323148</text:p>
          </table:table-cell>
          <table:table-cell office:value-type="float" office:value="3.42353" calcext:value-type="float">
            <text:p>3.423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6835" calcext:value-type="float">
            <text:p>1.46835</text:p>
          </table:table-cell>
          <table:table-cell office:value-type="float" office:value="0.376219" calcext:value-type="float">
            <text:p>0.376219</text:p>
          </table:table-cell>
          <table:table-cell office:value-type="float" office:value="3.40097" calcext:value-type="float">
            <text:p>3.400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5097" calcext:value-type="float">
            <text:p>1.45097</text:p>
          </table:table-cell>
          <table:table-cell office:value-type="float" office:value="0.407403" calcext:value-type="float">
            <text:p>0.407403</text:p>
          </table:table-cell>
          <table:table-cell office:value-type="float" office:value="3.39506" calcext:value-type="float">
            <text:p>3.395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8232" calcext:value-type="float">
            <text:p>1.38232</text:p>
          </table:table-cell>
          <table:table-cell office:value-type="float" office:value="-0.965275" calcext:value-type="float">
            <text:p>-0.965275</text:p>
          </table:table-cell>
          <table:table-cell office:value-type="float" office:value="3.6757" calcext:value-type="float">
            <text:p>3.67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9949" calcext:value-type="float">
            <text:p>1.29949</text:p>
          </table:table-cell>
          <table:table-cell office:value-type="float" office:value="-0.936278" calcext:value-type="float">
            <text:p>-0.936278</text:p>
          </table:table-cell>
          <table:table-cell office:value-type="float" office:value="3.66019" calcext:value-type="float">
            <text:p>3.660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6142" calcext:value-type="float">
            <text:p>1.46142</text:p>
          </table:table-cell>
          <table:table-cell office:value-type="float" office:value="-0.926134" calcext:value-type="float">
            <text:p>-0.926134</text:p>
          </table:table-cell>
          <table:table-cell office:value-type="float" office:value="3.68313" calcext:value-type="float">
            <text:p>3.68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6281" calcext:value-type="float">
            <text:p>1.26281</text:p>
          </table:table-cell>
          <table:table-cell office:value-type="float" office:value="-0.831859" calcext:value-type="float">
            <text:p>-0.831859</text:p>
          </table:table-cell>
          <table:table-cell office:value-type="float" office:value="3.62845" calcext:value-type="float">
            <text:p>3.6284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5449" calcext:value-type="float">
            <text:p>1.45449</text:p>
          </table:table-cell>
          <table:table-cell office:value-type="float" office:value="-0.778315" calcext:value-type="float">
            <text:p>-0.778315</text:p>
          </table:table-cell>
          <table:table-cell office:value-type="float" office:value="3.64685" calcext:value-type="float">
            <text:p>3.646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8239" calcext:value-type="float">
            <text:p>1.28239</text:p>
          </table:table-cell>
          <table:table-cell office:value-type="float" office:value="-0.741036" calcext:value-type="float">
            <text:p>-0.741036</text:p>
          </table:table-cell>
          <table:table-cell office:value-type="float" office:value="3.60482" calcext:value-type="float">
            <text:p>3.604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5207" calcext:value-type="float">
            <text:p>1.45207</text:p>
          </table:table-cell>
          <table:table-cell office:value-type="float" office:value="-0.731924" calcext:value-type="float">
            <text:p>-0.731924</text:p>
          </table:table-cell>
          <table:table-cell office:value-type="float" office:value="3.62589" calcext:value-type="float">
            <text:p>3.6258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072" calcext:value-type="float">
            <text:p>1.4072</text:p>
          </table:table-cell>
          <table:table-cell office:value-type="float" office:value="-0.711608" calcext:value-type="float">
            <text:p>-0.711608</text:p>
          </table:table-cell>
          <table:table-cell office:value-type="float" office:value="3.62729" calcext:value-type="float">
            <text:p>3.627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3165" calcext:value-type="float">
            <text:p>1.23165</text:p>
          </table:table-cell>
          <table:table-cell office:value-type="float" office:value="-0.710807" calcext:value-type="float">
            <text:p>-0.710807</text:p>
          </table:table-cell>
          <table:table-cell office:value-type="float" office:value="3.6139" calcext:value-type="float">
            <text:p>3.61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19803" calcext:value-type="float">
            <text:p>1.19803</text:p>
          </table:table-cell>
          <table:table-cell office:value-type="float" office:value="-0.669632" calcext:value-type="float">
            <text:p>-0.669632</text:p>
          </table:table-cell>
          <table:table-cell office:value-type="float" office:value="3.57428" calcext:value-type="float">
            <text:p>3.574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1091" calcext:value-type="float">
            <text:p>1.41091</text:p>
          </table:table-cell>
          <table:table-cell office:value-type="float" office:value="-0.331157" calcext:value-type="float">
            <text:p>-0.331157</text:p>
          </table:table-cell>
          <table:table-cell office:value-type="float" office:value="3.79957" calcext:value-type="float">
            <text:p>3.7995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5581" calcext:value-type="float">
            <text:p>1.55581</text:p>
          </table:table-cell>
          <table:table-cell office:value-type="float" office:value="0.0635003" calcext:value-type="float">
            <text:p>0.0635003</text:p>
          </table:table-cell>
          <table:table-cell office:value-type="float" office:value="3.5682" calcext:value-type="float">
            <text:p>3.56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8446" calcext:value-type="float">
            <text:p>1.68446</text:p>
          </table:table-cell>
          <table:table-cell office:value-type="float" office:value="0.0721802" calcext:value-type="float">
            <text:p>0.0721802</text:p>
          </table:table-cell>
          <table:table-cell office:value-type="float" office:value="3.62022" calcext:value-type="float">
            <text:p>3.6202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0039" calcext:value-type="float">
            <text:p>1.70039</text:p>
          </table:table-cell>
          <table:table-cell office:value-type="float" office:value="0.104318" calcext:value-type="float">
            <text:p>0.104318</text:p>
          </table:table-cell>
          <table:table-cell office:value-type="float" office:value="3.5992" calcext:value-type="float">
            <text:p>3.5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5339" calcext:value-type="float">
            <text:p>1.65339</text:p>
          </table:table-cell>
          <table:table-cell office:value-type="float" office:value="0.110636" calcext:value-type="float">
            <text:p>0.110636</text:p>
          </table:table-cell>
          <table:table-cell office:value-type="float" office:value="3.59939" calcext:value-type="float">
            <text:p>3.599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7319" calcext:value-type="float">
            <text:p>1.57319</text:p>
          </table:table-cell>
          <table:table-cell office:value-type="float" office:value="0.125946" calcext:value-type="float">
            <text:p>0.125946</text:p>
          </table:table-cell>
          <table:table-cell office:value-type="float" office:value="3.55126" calcext:value-type="float">
            <text:p>3.551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8796" calcext:value-type="float">
            <text:p>1.48796</text:p>
          </table:table-cell>
          <table:table-cell office:value-type="float" office:value="0.139589" calcext:value-type="float">
            <text:p>0.139589</text:p>
          </table:table-cell>
          <table:table-cell office:value-type="float" office:value="3.51735" calcext:value-type="float">
            <text:p>3.517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0667" calcext:value-type="float">
            <text:p>1.70667</text:p>
          </table:table-cell>
          <table:table-cell office:value-type="float" office:value="0.145524" calcext:value-type="float">
            <text:p>0.145524</text:p>
          </table:table-cell>
          <table:table-cell office:value-type="float" office:value="3.57136" calcext:value-type="float">
            <text:p>3.571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5448" calcext:value-type="float">
            <text:p>1.55448</text:p>
          </table:table-cell>
          <table:table-cell office:value-type="float" office:value="0.207843" calcext:value-type="float">
            <text:p>0.207843</text:p>
          </table:table-cell>
          <table:table-cell office:value-type="float" office:value="3.50542" calcext:value-type="float">
            <text:p>3.505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9943" calcext:value-type="float">
            <text:p>1.69943</text:p>
          </table:table-cell>
          <table:table-cell office:value-type="float" office:value="0.212123" calcext:value-type="float">
            <text:p>0.212123</text:p>
          </table:table-cell>
          <table:table-cell office:value-type="float" office:value="3.51131" calcext:value-type="float">
            <text:p>3.511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509" calcext:value-type="float">
            <text:p>1.509</text:p>
          </table:table-cell>
          <table:table-cell office:value-type="float" office:value="0.214075" calcext:value-type="float">
            <text:p>0.214075</text:p>
          </table:table-cell>
          <table:table-cell office:value-type="float" office:value="3.49133" calcext:value-type="float">
            <text:p>3.491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1717" calcext:value-type="float">
            <text:p>1.61717</text:p>
          </table:table-cell>
          <table:table-cell office:value-type="float" office:value="0.232383" calcext:value-type="float">
            <text:p>0.232383</text:p>
          </table:table-cell>
          <table:table-cell office:value-type="float" office:value="3.50851" calcext:value-type="float">
            <text:p>3.508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8235" calcext:value-type="float">
            <text:p>1.68235</text:p>
          </table:table-cell>
          <table:table-cell office:value-type="float" office:value="0.290435" calcext:value-type="float">
            <text:p>0.290435</text:p>
          </table:table-cell>
          <table:table-cell office:value-type="float" office:value="3.45841" calcext:value-type="float">
            <text:p>3.4584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8561" calcext:value-type="float">
            <text:p>1.8561</text:p>
          </table:table-cell>
          <table:table-cell office:value-type="float" office:value="0.307892" calcext:value-type="float">
            <text:p>0.307892</text:p>
          </table:table-cell>
          <table:table-cell office:value-type="float" office:value="3.53926" calcext:value-type="float">
            <text:p>3.539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0059" calcext:value-type="float">
            <text:p>1.40059</text:p>
          </table:table-cell>
          <table:table-cell office:value-type="float" office:value="0.324092" calcext:value-type="float">
            <text:p>0.324092</text:p>
          </table:table-cell>
          <table:table-cell office:value-type="float" office:value="3.40997" calcext:value-type="float">
            <text:p>3.40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7451" calcext:value-type="float">
            <text:p>1.47451</text:p>
          </table:table-cell>
          <table:table-cell office:value-type="float" office:value="0.368787" calcext:value-type="float">
            <text:p>0.368787</text:p>
          </table:table-cell>
          <table:table-cell office:value-type="float" office:value="3.38784" calcext:value-type="float">
            <text:p>3.3878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9199" calcext:value-type="float">
            <text:p>1.29199</text:p>
          </table:table-cell>
          <table:table-cell office:value-type="float" office:value="-0.850547" calcext:value-type="float">
            <text:p>-0.850547</text:p>
          </table:table-cell>
          <table:table-cell office:value-type="float" office:value="3.63042" calcext:value-type="float">
            <text:p>3.630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9203" calcext:value-type="float">
            <text:p>1.29203</text:p>
          </table:table-cell>
          <table:table-cell office:value-type="float" office:value="-0.825456" calcext:value-type="float">
            <text:p>-0.825456</text:p>
          </table:table-cell>
          <table:table-cell office:value-type="float" office:value="3.62036" calcext:value-type="float">
            <text:p>3.620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2152" calcext:value-type="float">
            <text:p>1.52152</text:p>
          </table:table-cell>
          <table:table-cell office:value-type="float" office:value="0.246012" calcext:value-type="float">
            <text:p>0.246012</text:p>
          </table:table-cell>
          <table:table-cell office:value-type="float" office:value="3.4723" calcext:value-type="float">
            <text:p>3.47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6727" calcext:value-type="float">
            <text:p>1.46727</text:p>
          </table:table-cell>
          <table:table-cell office:value-type="float" office:value="0.384814" calcext:value-type="float">
            <text:p>0.384814</text:p>
          </table:table-cell>
          <table:table-cell office:value-type="float" office:value="3.38828" calcext:value-type="float">
            <text:p>3.388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8906" calcext:value-type="float">
            <text:p>1.58906</text:p>
          </table:table-cell>
          <table:table-cell office:value-type="float" office:value="-1.00796" calcext:value-type="float">
            <text:p>-1.00796</text:p>
          </table:table-cell>
          <table:table-cell office:value-type="float" office:value="3.73698" calcext:value-type="float">
            <text:p>3.736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6916" calcext:value-type="float">
            <text:p>1.36916</text:p>
          </table:table-cell>
          <table:table-cell office:value-type="float" office:value="-0.880735" calcext:value-type="float">
            <text:p>-0.880735</text:p>
          </table:table-cell>
          <table:table-cell office:value-type="float" office:value="3.65017" calcext:value-type="float">
            <text:p>3.650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1607" calcext:value-type="float">
            <text:p>1.51607</text:p>
          </table:table-cell>
          <table:table-cell office:value-type="float" office:value="-0.876516" calcext:value-type="float">
            <text:p>-0.876516</text:p>
          </table:table-cell>
          <table:table-cell office:value-type="float" office:value="3.68769" calcext:value-type="float">
            <text:p>3.687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4067" calcext:value-type="float">
            <text:p>1.44067</text:p>
          </table:table-cell>
          <table:table-cell office:value-type="float" office:value="-0.843006" calcext:value-type="float">
            <text:p>-0.843006</text:p>
          </table:table-cell>
          <table:table-cell office:value-type="float" office:value="3.65887" calcext:value-type="float">
            <text:p>3.658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7761" calcext:value-type="float">
            <text:p>1.27761</text:p>
          </table:table-cell>
          <table:table-cell office:value-type="float" office:value="-0.839545" calcext:value-type="float">
            <text:p>-0.839545</text:p>
          </table:table-cell>
          <table:table-cell office:value-type="float" office:value="3.62204" calcext:value-type="float">
            <text:p>3.622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395" calcext:value-type="float">
            <text:p>1.3395</text:p>
          </table:table-cell>
          <table:table-cell office:value-type="float" office:value="-0.803396" calcext:value-type="float">
            <text:p>-0.803396</text:p>
          </table:table-cell>
          <table:table-cell office:value-type="float" office:value="3.63819" calcext:value-type="float">
            <text:p>3.638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818" calcext:value-type="float">
            <text:p>1.2818</text:p>
          </table:table-cell>
          <table:table-cell office:value-type="float" office:value="-0.760113" calcext:value-type="float">
            <text:p>-0.760113</text:p>
          </table:table-cell>
          <table:table-cell office:value-type="float" office:value="3.60995" calcext:value-type="float">
            <text:p>3.60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2604" calcext:value-type="float">
            <text:p>1.32604</text:p>
          </table:table-cell>
          <table:table-cell office:value-type="float" office:value="-0.720728" calcext:value-type="float">
            <text:p>-0.720728</text:p>
          </table:table-cell>
          <table:table-cell office:value-type="float" office:value="3.61063" calcext:value-type="float">
            <text:p>3.610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0776" calcext:value-type="float">
            <text:p>1.40776</text:p>
          </table:table-cell>
          <table:table-cell office:value-type="float" office:value="-0.718454" calcext:value-type="float">
            <text:p>-0.718454</text:p>
          </table:table-cell>
          <table:table-cell office:value-type="float" office:value="3.62886" calcext:value-type="float">
            <text:p>3.628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4424" calcext:value-type="float">
            <text:p>1.24424</text:p>
          </table:table-cell>
          <table:table-cell office:value-type="float" office:value="-0.712813" calcext:value-type="float">
            <text:p>-0.712813</text:p>
          </table:table-cell>
          <table:table-cell office:value-type="float" office:value="3.59827" calcext:value-type="float">
            <text:p>3.598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2406" calcext:value-type="float">
            <text:p>1.52406</text:p>
          </table:table-cell>
          <table:table-cell office:value-type="float" office:value="-0.700525" calcext:value-type="float">
            <text:p>-0.700525</text:p>
          </table:table-cell>
          <table:table-cell office:value-type="float" office:value="3.64696" calcext:value-type="float">
            <text:p>3.646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0371" calcext:value-type="float">
            <text:p>1.50371</text:p>
          </table:table-cell>
          <table:table-cell office:value-type="float" office:value="0.0335461" calcext:value-type="float">
            <text:p>0.0335461</text:p>
          </table:table-cell>
          <table:table-cell office:value-type="float" office:value="3.56538" calcext:value-type="float">
            <text:p>3.565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5749" calcext:value-type="float">
            <text:p>1.55749</text:p>
          </table:table-cell>
          <table:table-cell office:value-type="float" office:value="0.0676506" calcext:value-type="float">
            <text:p>0.0676506</text:p>
          </table:table-cell>
          <table:table-cell office:value-type="float" office:value="3.56349" calcext:value-type="float">
            <text:p>3.563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3119" calcext:value-type="float">
            <text:p>1.73119</text:p>
          </table:table-cell>
          <table:table-cell office:value-type="float" office:value="0.137752" calcext:value-type="float">
            <text:p>0.137752</text:p>
          </table:table-cell>
          <table:table-cell office:value-type="float" office:value="3.61909" calcext:value-type="float">
            <text:p>3.619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5581" calcext:value-type="float">
            <text:p>1.65581</text:p>
          </table:table-cell>
          <table:table-cell office:value-type="float" office:value="0.153932" calcext:value-type="float">
            <text:p>0.153932</text:p>
          </table:table-cell>
          <table:table-cell office:value-type="float" office:value="3.57813" calcext:value-type="float">
            <text:p>3.578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7511" calcext:value-type="float">
            <text:p>1.47511</text:p>
          </table:table-cell>
          <table:table-cell office:value-type="float" office:value="0.180588" calcext:value-type="float">
            <text:p>0.180588</text:p>
          </table:table-cell>
          <table:table-cell office:value-type="float" office:value="3.48364" calcext:value-type="float">
            <text:p>3.483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2066" calcext:value-type="float">
            <text:p>1.72066</text:p>
          </table:table-cell>
          <table:table-cell office:value-type="float" office:value="0.203688" calcext:value-type="float">
            <text:p>0.203688</text:p>
          </table:table-cell>
          <table:table-cell office:value-type="float" office:value="3.57438" calcext:value-type="float">
            <text:p>3.574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0378" calcext:value-type="float">
            <text:p>1.60378</text:p>
          </table:table-cell>
          <table:table-cell office:value-type="float" office:value="0.27022" calcext:value-type="float">
            <text:p>0.27022</text:p>
          </table:table-cell>
          <table:table-cell office:value-type="float" office:value="3.51066" calcext:value-type="float">
            <text:p>3.510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8791" calcext:value-type="float">
            <text:p>1.58791</text:p>
          </table:table-cell>
          <table:table-cell office:value-type="float" office:value="0.271067" calcext:value-type="float">
            <text:p>0.271067</text:p>
          </table:table-cell>
          <table:table-cell office:value-type="float" office:value="3.46819" calcext:value-type="float">
            <text:p>3.468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7194" calcext:value-type="float">
            <text:p>1.67194</text:p>
          </table:table-cell>
          <table:table-cell office:value-type="float" office:value="0.27512" calcext:value-type="float">
            <text:p>0.27512</text:p>
          </table:table-cell>
          <table:table-cell office:value-type="float" office:value="3.49669" calcext:value-type="float">
            <text:p>3.496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7124" calcext:value-type="float">
            <text:p>1.87124</text:p>
          </table:table-cell>
          <table:table-cell office:value-type="float" office:value="0.315877" calcext:value-type="float">
            <text:p>0.315877</text:p>
          </table:table-cell>
          <table:table-cell office:value-type="float" office:value="3.51628" calcext:value-type="float">
            <text:p>3.516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92975" calcext:value-type="float">
            <text:p>1.92975</text:p>
          </table:table-cell>
          <table:table-cell office:value-type="float" office:value="0.332352" calcext:value-type="float">
            <text:p>0.332352</text:p>
          </table:table-cell>
          <table:table-cell office:value-type="float" office:value="3.53697" calcext:value-type="float">
            <text:p>3.536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1552" calcext:value-type="float">
            <text:p>1.71552</text:p>
          </table:table-cell>
          <table:table-cell office:value-type="float" office:value="0.348482" calcext:value-type="float">
            <text:p>0.348482</text:p>
          </table:table-cell>
          <table:table-cell office:value-type="float" office:value="3.50474" calcext:value-type="float">
            <text:p>3.5047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8038" calcext:value-type="float">
            <text:p>1.68038</text:p>
          </table:table-cell>
          <table:table-cell office:value-type="float" office:value="0.341495" calcext:value-type="float">
            <text:p>0.341495</text:p>
          </table:table-cell>
          <table:table-cell office:value-type="float" office:value="3.36417" calcext:value-type="float">
            <text:p>3.364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9681" calcext:value-type="float">
            <text:p>1.59681</text:p>
          </table:table-cell>
          <table:table-cell office:value-type="float" office:value="0.356432" calcext:value-type="float">
            <text:p>0.356432</text:p>
          </table:table-cell>
          <table:table-cell office:value-type="float" office:value="3.34711" calcext:value-type="float">
            <text:p>3.347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6918" calcext:value-type="float">
            <text:p>1.46918</text:p>
          </table:table-cell>
          <table:table-cell office:value-type="float" office:value="0.379398" calcext:value-type="float">
            <text:p>0.379398</text:p>
          </table:table-cell>
          <table:table-cell office:value-type="float" office:value="3.39708" calcext:value-type="float">
            <text:p>3.397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8173" calcext:value-type="float">
            <text:p>1.38173</text:p>
          </table:table-cell>
          <table:table-cell office:value-type="float" office:value="-0.892398" calcext:value-type="float">
            <text:p>-0.892398</text:p>
          </table:table-cell>
          <table:table-cell office:value-type="float" office:value="3.66212" calcext:value-type="float">
            <text:p>3.662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27107" calcext:value-type="float">
            <text:p>1.27107</text:p>
          </table:table-cell>
          <table:table-cell office:value-type="float" office:value="-0.848031" calcext:value-type="float">
            <text:p>-0.848031</text:p>
          </table:table-cell>
          <table:table-cell office:value-type="float" office:value="3.63339" calcext:value-type="float">
            <text:p>3.633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4687" calcext:value-type="float">
            <text:p>1.44687</text:p>
          </table:table-cell>
          <table:table-cell office:value-type="float" office:value="-0.838104" calcext:value-type="float">
            <text:p>-0.838104</text:p>
          </table:table-cell>
          <table:table-cell office:value-type="float" office:value="3.67943" calcext:value-type="float">
            <text:p>3.6794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19941" calcext:value-type="float">
            <text:p>1.19941</text:p>
          </table:table-cell>
          <table:table-cell office:value-type="float" office:value="-0.671846" calcext:value-type="float">
            <text:p>-0.671846</text:p>
          </table:table-cell>
          <table:table-cell office:value-type="float" office:value="3.57508" calcext:value-type="float">
            <text:p>3.57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7156" calcext:value-type="float">
            <text:p>1.87156</text:p>
          </table:table-cell>
          <table:table-cell office:value-type="float" office:value="0.0133242" calcext:value-type="float">
            <text:p>0.0133242</text:p>
          </table:table-cell>
          <table:table-cell office:value-type="float" office:value="3.87579" calcext:value-type="float">
            <text:p>3.875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8085" calcext:value-type="float">
            <text:p>1.78085</text:p>
          </table:table-cell>
          <table:table-cell office:value-type="float" office:value="0.212152" calcext:value-type="float">
            <text:p>0.212152</text:p>
          </table:table-cell>
          <table:table-cell office:value-type="float" office:value="3.74871" calcext:value-type="float">
            <text:p>3.748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9435" calcext:value-type="float">
            <text:p>1.59435</text:p>
          </table:table-cell>
          <table:table-cell office:value-type="float" office:value="0.256133" calcext:value-type="float">
            <text:p>0.256133</text:p>
          </table:table-cell>
          <table:table-cell office:value-type="float" office:value="3.49868" calcext:value-type="float">
            <text:p>3.498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8488" calcext:value-type="float">
            <text:p>1.78488</text:p>
          </table:table-cell>
          <table:table-cell office:value-type="float" office:value="0.261306" calcext:value-type="float">
            <text:p>0.261306</text:p>
          </table:table-cell>
          <table:table-cell office:value-type="float" office:value="3.52602" calcext:value-type="float">
            <text:p>3.526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68017" calcext:value-type="float">
            <text:p>1.68017</text:p>
          </table:table-cell>
          <table:table-cell office:value-type="float" office:value="0.277637" calcext:value-type="float">
            <text:p>0.277637</text:p>
          </table:table-cell>
          <table:table-cell office:value-type="float" office:value="3.50433" calcext:value-type="float">
            <text:p>3.504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5992" calcext:value-type="float">
            <text:p>1.85992</text:p>
          </table:table-cell>
          <table:table-cell office:value-type="float" office:value="0.308618" calcext:value-type="float">
            <text:p>0.308618</text:p>
          </table:table-cell>
          <table:table-cell office:value-type="float" office:value="3.51456" calcext:value-type="float">
            <text:p>3.514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.94511" calcext:value-type="float">
            <text:p>1.94511</text:p>
          </table:table-cell>
          <table:table-cell office:value-type="float" office:value="0.334592" calcext:value-type="float">
            <text:p>0.334592</text:p>
          </table:table-cell>
          <table:table-cell office:value-type="float" office:value="3.53609" calcext:value-type="float">
            <text:p>3.536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1559" calcext:value-type="float">
            <text:p>1.61559</text:p>
          </table:table-cell>
          <table:table-cell office:value-type="float" office:value="0.346034" calcext:value-type="float">
            <text:p>0.346034</text:p>
          </table:table-cell>
          <table:table-cell office:value-type="float" office:value="3.47218" calcext:value-type="float">
            <text:p>3.472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7745" calcext:value-type="float">
            <text:p>1.47745</text:p>
          </table:table-cell>
          <table:table-cell office:value-type="float" office:value="0.370374" calcext:value-type="float">
            <text:p>0.370374</text:p>
          </table:table-cell>
          <table:table-cell office:value-type="float" office:value="3.39527" calcext:value-type="float">
            <text:p>3.395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7719" calcext:value-type="float">
            <text:p>1.37719</text:p>
          </table:table-cell>
          <table:table-cell office:value-type="float" office:value="-0.911564" calcext:value-type="float">
            <text:p>-0.911564</text:p>
          </table:table-cell>
          <table:table-cell office:value-type="float" office:value="3.67718" calcext:value-type="float">
            <text:p>3.677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7274" calcext:value-type="float">
            <text:p>1.47274</text:p>
          </table:table-cell>
          <table:table-cell office:value-type="float" office:value="-0.703247" calcext:value-type="float">
            <text:p>-0.703247</text:p>
          </table:table-cell>
          <table:table-cell office:value-type="float" office:value="3.6341" calcext:value-type="float">
            <text:p>3.634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7162" calcext:value-type="float">
            <text:p>1.47162</text:p>
          </table:table-cell>
          <table:table-cell office:value-type="float" office:value="-0.406672" calcext:value-type="float">
            <text:p>-0.406672</text:p>
          </table:table-cell>
          <table:table-cell office:value-type="float" office:value="3.98527" calcext:value-type="float">
            <text:p>3.985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3011" calcext:value-type="float">
            <text:p>1.63011</text:p>
          </table:table-cell>
          <table:table-cell office:value-type="float" office:value="-0.238595" calcext:value-type="float">
            <text:p>-0.238595</text:p>
          </table:table-cell>
          <table:table-cell office:value-type="float" office:value="4.5276" calcext:value-type="float">
            <text:p>4.527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9277" calcext:value-type="float">
            <text:p>1.89277</text:p>
          </table:table-cell>
          <table:table-cell office:value-type="float" office:value="-0.0020349" calcext:value-type="float">
            <text:p>-0.0020349</text:p>
          </table:table-cell>
          <table:table-cell office:value-type="float" office:value="3.84752" calcext:value-type="float">
            <text:p>3.847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3077" calcext:value-type="float">
            <text:p>1.73077</text:p>
          </table:table-cell>
          <table:table-cell office:value-type="float" office:value="0.0882665" calcext:value-type="float">
            <text:p>0.0882665</text:p>
          </table:table-cell>
          <table:table-cell office:value-type="float" office:value="3.61837" calcext:value-type="float">
            <text:p>3.6183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58766" calcext:value-type="float">
            <text:p>1.58766</text:p>
          </table:table-cell>
          <table:table-cell office:value-type="float" office:value="0.165011" calcext:value-type="float">
            <text:p>0.165011</text:p>
          </table:table-cell>
          <table:table-cell office:value-type="float" office:value="3.5669" calcext:value-type="float">
            <text:p>3.56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0.261601" calcext:value-type="float">
            <text:p>-0.261601</text:p>
          </table:table-cell>
          <table:table-cell office:value-type="float" office:value="0.295799" calcext:value-type="float">
            <text:p>0.295799</text:p>
          </table:table-cell>
          <table:table-cell office:value-type="float" office:value="3.90782" calcext:value-type="float">
            <text:p>3.9078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4409" calcext:value-type="float">
            <text:p>1.44409</text:p>
          </table:table-cell>
          <table:table-cell office:value-type="float" office:value="0.248304" calcext:value-type="float">
            <text:p>0.248304</text:p>
          </table:table-cell>
          <table:table-cell office:value-type="float" office:value="3.44696" calcext:value-type="float">
            <text:p>3.446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83422" calcext:value-type="float">
            <text:p>1.83422</text:p>
          </table:table-cell>
          <table:table-cell office:value-type="float" office:value="0.312775" calcext:value-type="float">
            <text:p>0.312775</text:p>
          </table:table-cell>
          <table:table-cell office:value-type="float" office:value="3.57061" calcext:value-type="float">
            <text:p>3.570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6232" calcext:value-type="float">
            <text:p>1.6232</text:p>
          </table:table-cell>
          <table:table-cell office:value-type="float" office:value="0.342502" calcext:value-type="float">
            <text:p>0.342502</text:p>
          </table:table-cell>
          <table:table-cell office:value-type="float" office:value="3.45655" calcext:value-type="float">
            <text:p>3.456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70137" calcext:value-type="float">
            <text:p>1.70137</text:p>
          </table:table-cell>
          <table:table-cell office:value-type="float" office:value="0.36415" calcext:value-type="float">
            <text:p>0.36415</text:p>
          </table:table-cell>
          <table:table-cell office:value-type="float" office:value="3.39777" calcext:value-type="float">
            <text:p>3.397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42391" calcext:value-type="float">
            <text:p>1.42391</text:p>
          </table:table-cell>
          <table:table-cell office:value-type="float" office:value="0.213917" calcext:value-type="float">
            <text:p>0.213917</text:p>
          </table:table-cell>
          <table:table-cell office:value-type="float" office:value="3.45866" calcext:value-type="float">
            <text:p>3.458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0.0155246" calcext:value-type="float">
            <text:p>0.0155246</text:p>
          </table:table-cell>
          <table:table-cell office:value-type="float" office:value="0.315624" calcext:value-type="float">
            <text:p>0.315624</text:p>
          </table:table-cell>
          <table:table-cell office:value-type="float" office:value="3.77704" calcext:value-type="float">
            <text:p>3.777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.32307" calcext:value-type="float">
            <text:p>1.32307</text:p>
          </table:table-cell>
          <table:table-cell office:value-type="float" office:value="-0.873005" calcext:value-type="float">
            <text:p>-0.873005</text:p>
          </table:table-cell>
          <table:table-cell office:value-type="float" office:value="3.68683" calcext:value-type="float">
            <text:p>3.686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0631931" calcext:value-type="float">
            <text:p>0.0631931</text:p>
          </table:table-cell>
          <table:table-cell office:value-type="float" office:value="0.34329" calcext:value-type="float">
            <text:p>0.34329</text:p>
          </table:table-cell>
          <table:table-cell office:value-type="float" office:value="4.04811" calcext:value-type="float">
            <text:p>4.048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UM([.D2:.D325])" office:value-type="float" office:value="784" calcext:value-type="float">
            <text:p>78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3T17:05:22.192825406</dc:date>
    <meta:editing-duration>PT3M36S</meta:editing-duration>
    <meta:editing-cycles>1</meta:editing-cycles>
    <meta:document-statistic meta:table-count="1" meta:cell-count="2086" meta:object-count="0"/>
    <meta:generator>LibreOffice/6.4.7.2$Linux_X86_64 LibreOffice_project/40$Build-2</meta:generator>
  </office:meta>
</office:document-meta>
</file>